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32e8" officeooo:paragraph-rsid="000e32e8"/>
    </style:style>
    <style:style style:name="P2" style:family="paragraph" style:parent-style-name="Standard">
      <style:text-properties officeooo:rsid="000e32e8" officeooo:paragraph-rsid="000e32e8"/>
    </style:style>
    <style:style style:name="P3" style:family="paragraph" style:parent-style-name="Standard">
      <style:paragraph-properties fo:break-before="page"/>
      <style:text-properties officeooo:rsid="000e32e8" officeooo:paragraph-rsid="000e32e8"/>
    </style:style>
    <style:style style:name="P4" style:family="paragraph">
      <loext:graphic-properties draw:opacity="0%"/>
    </style:style>
    <style:style style:name="P5" style:family="paragraph">
      <loext:graphic-properties draw:fill-color="#99ff66"/>
    </style:style>
    <style:style style:name="P6" style:family="paragraph">
      <loext:graphic-properties draw:fill-color="#999999"/>
      <style:paragraph-properties fo:text-align="center"/>
    </style:style>
    <style:style style:name="P7" style:family="paragraph">
      <style:paragraph-properties fo:text-align="center"/>
    </style:style>
    <style:style style:name="P8" style:family="paragraph">
      <loext:graphic-properties draw:fill="none" draw:fill-color="#ffffff"/>
      <style:text-properties fo:font-size="10pt" style:font-size-asian="10pt" style:font-size-complex="10pt"/>
    </style:style>
    <style:style style:name="P9" style:family="paragraph">
      <loext:graphic-properties draw:fill-color="#dddddd"/>
      <style:paragraph-properties fo:text-align="center"/>
    </style:style>
    <style:style style:name="P10" style:family="paragraph">
      <loext:graphic-properties draw:fill-color="#000000"/>
      <style:paragraph-properties fo:text-align="center"/>
    </style:style>
    <style:style style:name="P11" style:family="paragraph">
      <style:text-properties fo:font-size="12pt"/>
    </style:style>
    <style:style style:name="P12" style:family="paragraph">
      <style:paragraph-properties fo:text-align="center"/>
      <style:text-properties fo:font-size="12pt"/>
    </style:style>
    <style:style style:name="P13" style:family="paragraph">
      <style:paragraph-properties fo:text-align="center"/>
      <style:text-properties fo:font-size="10pt" style:font-size-asian="10pt" style:font-size-complex="10pt"/>
    </style:style>
    <style:style style:name="P14" style:family="paragraph">
      <loext:graphic-properties draw:fill="none" draw:fill-color="#ffffff"/>
      <style:text-properties fo:color="#009933" fo:font-size="10pt" style:font-size-asian="10pt" style:font-size-complex="10pt"/>
    </style:style>
    <style:style style:name="P15" style:family="paragraph">
      <loext:graphic-properties draw:fill="none" draw:fill-color="#ffffff"/>
      <style:text-properties fo:color="#801900" fo:font-size="10pt" style:font-size-asian="10pt" style:font-size-complex="10pt"/>
    </style:style>
    <style:style style:name="P16" style:family="paragraph">
      <loext:graphic-properties draw:fill-color="#729fcf"/>
      <style:paragraph-properties fo:text-align="center"/>
    </style:style>
    <style:style style:name="P17" style:family="paragraph">
      <loext:graphic-properties draw:fill="none" draw:fill-color="#ffffff"/>
    </style:style>
    <style:style style:name="P18" style:family="paragraph">
      <style:paragraph-properties fo:text-align="center"/>
      <style:text-properties style:font-name="DejaVu Sans" fo:font-size="8pt" style:font-size-asian="8pt" style:font-size-complex="8pt"/>
    </style:style>
    <style:style style:name="P19" style:family="paragraph">
      <loext:graphic-properties draw:fill="none" draw:fill-color="#ffffff"/>
      <style:text-properties style:font-name="DejaVu Sans" fo:font-size="8pt" style:font-size-asian="8pt" style:font-size-complex="8pt"/>
    </style:style>
    <style:style style:name="P20" style:family="paragraph">
      <loext:graphic-properties draw:fill-color="#ffffff"/>
      <style:paragraph-properties fo:text-align="center"/>
    </style:style>
    <style:style style:name="P21" style:family="paragraph">
      <loext:graphic-properties draw:fill-color="#729fcf"/>
    </style:style>
    <style:style style:name="P22" style:family="paragraph">
      <style:paragraph-properties fo:text-align="center"/>
      <style:text-properties fo:font-weight="bold" style:font-weight-asian="bold" style:font-weight-complex="bold"/>
    </style:style>
    <style:style style:name="P23" style:family="paragraph">
      <loext:graphic-properties draw:fill="none" draw:fill-color="#ffffff"/>
      <style:paragraph-properties fo:text-align="center"/>
    </style:style>
    <style:style style:name="T1" style:family="text">
      <style:text-properties fo:font-size="10pt" style:font-size-asian="10pt" style:font-size-complex="10pt"/>
    </style:style>
    <style:style style:name="T2" style:family="text">
      <style:text-properties fo:color="#009933" fo:font-size="10pt" style:font-size-asian="10pt" style:font-size-complex="10pt"/>
    </style:style>
    <style:style style:name="T3" style:family="text">
      <style:text-properties fo:color="#801900" fo:font-size="10pt" style:font-size-asian="10pt" style:font-size-complex="10pt"/>
    </style:style>
    <style:style style:name="T4" style:family="text">
      <style:text-properties style:font-name="DejaVu Sans" fo:font-size="8pt" style:font-size-asian="8pt" style:font-size-complex="8pt"/>
    </style:style>
    <style:style style:name="T5" style:family="text">
      <style:text-properties fo:font-weight="bold" style:font-weight-asian="bold" style:font-weight-complex="bold"/>
    </style:style>
    <style:style style:name="gr1" style:family="graphic">
      <style:graphic-properties draw:opacity="0%" draw:textarea-horizontal-align="justify" draw:textarea-vertical-align="middle" draw:auto-grow-height="false" fo:min-height="17.937cm" fo:min-width="2.275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99ff66" draw:textarea-horizontal-align="justify" draw:textarea-vertical-align="middle" draw:auto-grow-height="false" fo:min-height="0.635cm" fo:min-width="1.9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635cm" fo:min-width="1.9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style:run-through="foreground"/>
    </style:style>
    <style:style style:name="gr6" style:family="graphic">
      <style:graphic-properties draw:stroke="dash" draw:stroke-dash="Fine_20_Dashed" svg:stroke-width="0.041cm" svg:stroke-color="#808080" draw:marker-start-width="0.413cm" draw:marker-end-width="0.413cm" draw:fill-color="#999999" draw:textarea-horizontal-align="center" draw:textarea-vertical-align="middle" fo:padding-top="0.019cm" fo:padding-bottom="0.019cm" fo:padding-left="0.019cm" fo:padding-right="0.019cm" style:run-through="foreground"/>
    </style:style>
    <style:style style:name="gr7" style:family="graphic">
      <style:graphic-properties svg:stroke-width="0.049cm" svg:stroke-color="#000000" draw:marker-start="" draw:marker-start-center="true" draw:marker-end="Circle" draw:marker-end-width="0.25cm" draw:marker-end-center="true" draw:textarea-horizontal-align="center" draw:textarea-vertical-align="middle" fo:padding-top="0.025cm" fo:padding-bottom="0.025cm" fo:padding-left="0.025cm" fo:padding-right="0.025cm" style:run-through="foreground"/>
    </style:style>
    <style:style style:name="gr8" style:family="graphic">
      <style:graphic-properties svg:stroke-width="0.049cm" svg:stroke-color="#000000" draw:marker-start="Circle" draw:marker-start-width="0.25cm" draw:textarea-horizontal-align="center" draw:textarea-vertical-align="middle" fo:padding-top="0.025cm" fo:padding-bottom="0.025cm" fo:padding-left="0.025cm" fo:padding-right="0.025cm" style:run-through="foreground"/>
    </style:style>
    <style:style style:name="gr9" style:family="graphic">
      <style:graphic-properties svg:stroke-width="0.049cm" svg:stroke-color="#000000" draw:textarea-horizontal-align="center" draw:textarea-vertical-align="middle" fo:padding-top="0.025cm" fo:padding-bottom="0.025cm" fo:padding-left="0.025cm" fo:padding-right="0.025cm" style:run-through="foreground"/>
    </style:style>
    <style:style style:name="gr10" style:family="graphic">
      <style:graphic-properties svg:stroke-width="0.049cm" svg:stroke-color="#000000" draw:marker-start="" draw:marker-end="Circle" draw:marker-end-width="0.25cm" draw:textarea-horizontal-align="center" draw:textarea-vertical-align="middle" fo:padding-top="0.025cm" fo:padding-bottom="0.025cm" fo:padding-left="0.025cm" fo:padding-right="0.025cm" style:run-through="foreground"/>
    </style:style>
    <style:style style:name="gr11" style:family="graphic">
      <style:graphic-properties draw:stroke="none" svg:stroke-color="#000000" draw:fill="none" draw:fill-color="#ffffff" fo:min-height="0.407cm" style:run-through="foreground"/>
    </style:style>
    <style:style style:name="gr12" style:family="graphic">
      <style:graphic-properties svg:stroke-width="0.049cm" svg:stroke-color="#000000" draw:marker-start-width="0.427cm" draw:marker-end="Arrowhead_20_2" draw:marker-end-width="0.25cm" draw:textarea-horizontal-align="center" draw:textarea-vertical-align="middle" fo:padding-top="0.025cm" fo:padding-bottom="0.025cm" fo:padding-left="0.025cm" fo:padding-right="0.025cm" style:run-through="foreground"/>
    </style:style>
    <style:style style:name="gr13" style:family="graphic">
      <style:graphic-properties svg:stroke-width="0.049cm" svg:stroke-color="#000000" draw:marker-start="Arrow" draw:marker-start-width="0.25cm" draw:marker-end="" draw:marker-end-width="0.25cm" draw:textarea-horizontal-align="center" draw:textarea-vertical-align="middle" fo:padding-top="0.025cm" fo:padding-bottom="0.025cm" fo:padding-left="0.025cm" fo:padding-right="0.025cm" style:run-through="foreground"/>
    </style:style>
    <style:style style:name="gr14" style:family="graphic">
      <style:graphic-properties svg:stroke-width="0.049cm" svg:stroke-color="#000000" draw:marker-start-width="0.427cm" draw:marker-end-width="0.427cm" draw:fill-color="#dddddd" draw:textarea-horizontal-align="center" draw:textarea-vertical-align="middle" fo:padding-top="0.025cm" fo:padding-bottom="0.025cm" fo:padding-left="0.025cm" fo:padding-right="0.025cm" style:run-through="foreground"/>
    </style:style>
    <style:style style:name="gr15" style:family="graphic">
      <style:graphic-properties svg:stroke-width="0.049cm" svg:stroke-color="#000000" draw:marker-start-width="0.427cm" draw:marker-end="Circle" draw:marker-end-width="0.15cm" draw:marker-end-center="true" draw:fill-color="#000000" draw:textarea-horizontal-align="center" draw:textarea-vertical-align="middle" fo:padding-top="0.025cm" fo:padding-bottom="0.025cm" fo:padding-left="0.025cm" fo:padding-right="0.025cm" style:run-through="foreground"/>
    </style:style>
    <style:style style:name="gr16" style:family="graphic">
      <style:graphic-properties svg:stroke-width="0.049cm" svg:stroke-color="#000000" draw:marker-start-width="0.494cm" draw:marker-end-width="0.494cm" draw:textarea-horizontal-align="center" draw:textarea-vertical-align="middle" fo:padding-top="0.025cm" fo:padding-bottom="0.025cm" fo:padding-left="0.025cm" fo:padding-right="0.025cm" style:run-through="foreground"/>
    </style:style>
    <style:style style:name="gr17" style:family="graphic">
      <style:graphic-properties svg:stroke-width="0.049cm" svg:stroke-color="#000000" draw:marker-start-width="0.494cm" draw:marker-end="Circle" draw:marker-end-width="0.15cm" draw:marker-end-center="true" draw:textarea-horizontal-align="center" draw:textarea-vertical-align="middle" fo:padding-top="0.025cm" fo:padding-bottom="0.025cm" fo:padding-left="0.025cm" fo:padding-right="0.025cm" style:run-through="foreground"/>
    </style:style>
    <style:style style:name="gr18" style:family="graphic">
      <style:graphic-properties svg:stroke-width="0.049cm" svg:stroke-color="#000000" draw:marker-start-width="0.427cm" draw:marker-end-width="0.427cm" draw:fill-color="#000000" draw:textarea-horizontal-align="center" draw:textarea-vertical-align="middle" fo:padding-top="0.025cm" fo:padding-bottom="0.025cm" fo:padding-left="0.025cm" fo:padding-right="0.025cm" style:run-through="foreground"/>
    </style:style>
    <style:style style:name="gr19" style:family="graphic">
      <style:graphic-properties draw:stroke="none" svg:stroke-color="#000000" draw:fill="none" draw:fill-color="#ffffff" fo:min-height="0.813cm" style:run-through="foreground"/>
    </style:style>
    <style:style style:name="gr20" style:family="graphic">
      <style:graphic-properties draw:stroke="none" svg:stroke-color="#000000" draw:fill="none" draw:fill-color="#ffffff" fo:min-height="0.483cm" style:run-through="foreground"/>
    </style:style>
    <style:style style:name="gr21" style:family="graphic">
      <style:graphic-properties svg:stroke-width="0.049cm" svg:stroke-color="#000000" draw:textarea-horizontal-align="justify" draw:textarea-vertical-align="middle" draw:auto-grow-height="false" fo:min-height="0.102cm" fo:min-width="0.208cm" fo:padding-top="0.025cm" fo:padding-bottom="0.025cm" fo:padding-left="0.025cm" fo:padding-right="0.025cm" style:run-through="foreground"/>
    </style:style>
    <style:style style:name="gr22" style:family="graphic">
      <style:graphic-properties svg:stroke-width="0.049cm" svg:stroke-color="#000000" draw:marker-start="" draw:marker-start-width="0.25cm" draw:marker-end="Line_20_Arrow" draw:marker-end-width="0.15cm" draw:textarea-horizontal-align="center" draw:textarea-vertical-align="middle" fo:padding-top="0.025cm" fo:padding-bottom="0.025cm" fo:padding-left="0.025cm" fo:padding-right="0.025cm" style:run-through="foreground"/>
    </style:style>
    <style:style style:name="gr23" style:family="graphic">
      <style:graphic-properties svg:stroke-width="0.049cm" svg:stroke-color="#000000" draw:marker-start-width="0.42cm" draw:marker-end-width="0.42cm" draw:textarea-horizontal-align="center" draw:textarea-vertical-align="middle" fo:padding-top="0.025cm" fo:padding-bottom="0.025cm" fo:padding-left="0.025cm" fo:padding-right="0.025cm" style:run-through="foreground"/>
    </style:style>
    <style:style style:name="gr24" style:family="graphic">
      <style:graphic-properties svg:stroke-width="0.049cm" svg:stroke-color="#000000" draw:marker-start-width="0.42cm" draw:marker-end-width="0.42cm" draw:textarea-horizontal-align="center" draw:textarea-vertical-align="middle" fo:padding-top="0.025cm" fo:padding-bottom="0.025cm" fo:padding-left="0.025cm" fo:padding-right="0.025cm" style:run-through="foreground"/>
    </style:style>
    <style:style style:name="gr25" style:family="graphic">
      <style:graphic-properties svg:stroke-width="0.049cm" svg:stroke-color="#000000" draw:textarea-horizontal-align="justify" draw:textarea-vertical-align="middle" draw:auto-grow-height="false" fo:min-height="0.108cm" fo:min-width="0.194cm" fo:padding-top="0.025cm" fo:padding-bottom="0.025cm" fo:padding-left="0.025cm" fo:padding-right="0.025cm" style:run-through="foreground"/>
    </style:style>
    <style:style style:name="gr26" style:family="graphic">
      <style:graphic-properties svg:stroke-width="0.049cm" svg:stroke-color="#000000" draw:marker-start-width="0.427cm" draw:marker-end="Circle" draw:marker-end-width="0.224cm" draw:marker-end-center="true" draw:textarea-horizontal-align="center" draw:textarea-vertical-align="middle" fo:padding-top="0.025cm" fo:padding-bottom="0.025cm" fo:padding-left="0.025cm" fo:padding-right="0.025cm" style:run-through="foreground"/>
    </style:style>
    <style:style style:name="gr27" style:family="graphic">
      <style:graphic-properties svg:stroke-width="0.049cm" svg:stroke-color="#000000" draw:marker-start-width="0.427cm" draw:marker-end="Circle" draw:marker-end-width="0.15cm" draw:marker-end-center="true" draw:textarea-horizontal-align="center" draw:textarea-vertical-align="middle" fo:padding-top="0.025cm" fo:padding-bottom="0.025cm" fo:padding-left="0.025cm" fo:padding-right="0.025cm" style:run-through="foreground"/>
    </style:style>
    <style:style style:name="gr28" style:family="graphic">
      <style:graphic-properties draw:stroke="none" svg:stroke-color="#000000" draw:fill="none" draw:fill-color="#ffffff" fo:min-height="0.503cm" style:run-through="foreground"/>
    </style:style>
    <style:style style:name="gr29" style:family="graphic">
      <style:graphic-properties svg:stroke-width="0.049cm" svg:stroke-color="#000000" draw:marker-start-width="0.427cm" draw:marker-end-width="0.427cm" draw:fill-color="#729fcf" draw:textarea-horizontal-align="center" draw:textarea-vertical-align="middle" fo:padding-top="0.025cm" fo:padding-bottom="0.025cm" fo:padding-left="0.025cm" fo:padding-right="0.025cm" style:run-through="foreground"/>
    </style:style>
    <style:style style:name="gr30"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style>
    <style:style style:name="gr31" style:family="graphic">
      <style:graphic-properties draw:stroke="dash" draw:stroke-dash="_33__20_Dashes_20_3_20_Dots_20__28_var_29_" svg:stroke-width="0.049cm" svg:stroke-color="#808080" draw:marker-start-width="0.494cm" draw:marker-end-width="0.494cm" draw:opacity="0%" draw:textarea-horizontal-align="justify" draw:textarea-vertical-align="middle" draw:auto-grow-height="false" fo:min-height="4.773cm" fo:min-width="3.953cm" fo:padding-top="0.025cm" fo:padding-bottom="0.025cm" fo:padding-left="0.025cm" fo:padding-right="0.025cm" draw:shadow-opacity="0%" style:run-through="foreground"/>
    </style:style>
    <style:style style:name="gr32" style:family="graphic">
      <style:graphic-properties svg:stroke-width="0.049cm" svg:stroke-color="#000000"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512cm" style:run-through="foreground"/>
    </style:style>
    <style:style style:name="gr35" style:family="graphic">
      <style:graphic-properties svg:stroke-width="0.049cm" svg:stroke-color="#000000" draw:marker-start="Circle" draw:marker-start-width="0.199cm" draw:marker-start-center="true" draw:marker-end="" draw:marker-end-width="0.15cm" draw:marker-end-center="tru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width="0.049cm" svg:stroke-color="#000000" draw:marker-start-width="0.427cm" draw:marker-end-width="0.427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dash" draw:stroke-dash="Ultrafine_20_2_20_Dots_20_3_20_Dashes" svg:stroke-width="0.019cm" svg:stroke-color="#000000" draw:marker-start-width="0.381cm" draw:marker-end-width="0.381cm" draw:opacity="0%" draw:textarea-horizontal-align="justify" draw:textarea-vertical-align="middle" draw:auto-grow-height="false" fo:min-height="1.321cm" fo:min-width="3.489cm" fo:padding-top="0.009cm" fo:padding-bottom="0.009cm" fo:padding-left="0.009cm" fo:padding-right="0.009cm" draw:shadow-opacity="0%" style:run-through="foreground"/>
    </style:style>
    <style:style style:name="gr39" style:family="graphic">
      <style:graphic-properties draw:textarea-horizontal-align="justify" draw:textarea-vertical-align="middle" draw:auto-grow-height="false" fo:min-height="0.579cm" fo:min-width="1.323cm" style:run-through="foreground"/>
    </style:style>
    <style:style style:name="gr40" style:family="graphic">
      <style:graphic-properties draw:stroke="none" svg:stroke-color="#000000" draw:fill="none" draw:fill-color="#ffffff" fo:min-height="0.489cm" style:run-through="foreground"/>
    </style:style>
    <style:style style:name="gr41" style:family="graphic">
      <style:graphic-properties svg:stroke-width="0.041cm" svg:stroke-color="#6666ff" draw:marker-start-width="0.413cm" draw:marker-end-width="0.413cm"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9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49cm" svg:stroke-color="#000000" draw:marker-start="Circle" draw:marker-start-width="0.224cm" draw:marker-start-center="true"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49cm" svg:stroke-color="#000000" draw:marker-start="Circle" draw:marker-start-width="0.224cm" draw:marker-start-center="true"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633cm" style:run-through="foreground"/>
    </style:style>
    <style:style style:name="gr47" style:family="graphic">
      <style:graphic-properties draw:stroke="dash" draw:stroke-dash="_33__20_Dashes_20_3_20_Dots_20__28_var_29_" svg:stroke-width="0.041cm" svg:stroke-color="#666666" draw:marker-start-width="0.413cm" draw:marker-end-width="0.413cm" draw:opacity="0%" draw:textarea-horizontal-align="justify" draw:textarea-vertical-align="middle" draw:auto-grow-height="false" fo:min-height="7.601cm" fo:min-width="0.54cm" fo:padding-top="0.019cm" fo:padding-bottom="0.019cm" fo:padding-left="0.019cm" fo:padding-right="0.01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width="0.03cm" svg:stroke-color="#000000" draw:marker-start-width="0.434cm" draw:marker-end-width="0.434cm" draw:textarea-horizontal-align="justify" draw:textarea-vertical-align="middle" draw:auto-grow-height="false" fo:min-height="1.097cm" fo:min-width="1.111cm" fo:padding-top="0.014cm" fo:padding-bottom="0.014cm" fo:padding-left="0.014cm" fo:padding-right="0.014cm" style:run-through="foreground"/>
    </style:style>
    <style:style style:name="gr50" style:family="graphic">
      <style:graphic-properties svg:stroke-width="0.03cm" svg:stroke-color="#000000" draw:marker-start-width="0.434cm" draw:marker-end-width="0.434cm" draw:fill-color="#ffffff" draw:textarea-horizontal-align="justify" draw:textarea-vertical-align="middle" draw:auto-grow-height="false" fo:min-height="0.947cm" fo:min-width="0.96cm" fo:padding-top="0.014cm" fo:padding-bottom="0.014cm" fo:padding-left="0.014cm" fo:padding-right="0.014cm" style:run-through="foreground"/>
    </style:style>
    <style:style style:name="gr51" style:family="graphic">
      <style:graphic-properties svg:stroke-width="0.049cm" svg:stroke-color="#000000" draw:marker-start-width="0.427cm" draw:marker-end-width="0.427cm" draw:textarea-horizontal-align="justify" draw:textarea-vertical-align="middle" draw:auto-grow-height="false" fo:min-height="0.572cm" fo:min-width="0.903cm" fo:padding-top="0.025cm" fo:padding-bottom="0.025cm" fo:padding-left="0.025cm" fo:padding-right="0.025cm" style:run-through="foreground"/>
    </style:style>
    <style:style style:name="gr52" style:family="graphic">
      <style:graphic-properties svg:stroke-width="0.051cm" svg:stroke-color="#000000" draw:marker-start-width="0.533cm" draw:marker-end-width="0.533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textarea-horizontal-align="justify" draw:textarea-vertical-align="middle" draw:auto-grow-height="false" fo:min-height="2.529cm" fo:min-width="3.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5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dash" draw:stroke-dash="Dashed_20__28_var_29_" svg:stroke-width="0.041cm" svg:stroke-color="#000000" draw:marker-start-width="0.469cm" draw:marker-end-width="0.469cm" draw:opacity="0%" draw:textarea-horizontal-align="justify" draw:textarea-vertical-align="middle" draw:auto-grow-height="false" fo:min-height="0.584cm" fo:min-width="0.279cm" fo:padding-top="0.019cm" fo:padding-bottom="0.019cm" fo:padding-left="0.019cm" fo:padding-right="0.01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dash" draw:stroke-dash="Dashed_20__28_var_29_" svg:stroke-width="0.041cm" svg:stroke-color="#000000" draw:marker-start-width="0.469cm" draw:marker-end-width="0.469cm" draw:opacity="0%" draw:textarea-horizontal-align="justify" draw:textarea-vertical-align="middle" draw:auto-grow-height="false" fo:min-height="0.584cm" fo:min-width="0.249cm" fo:padding-top="0.019cm" fo:padding-bottom="0.019cm" fo:padding-left="0.019cm" fo:padding-right="0.01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dash" draw:stroke-dash="Dashed_20__28_var_29_" svg:stroke-width="0.041cm" svg:stroke-color="#000000" draw:marker-start-width="0.469cm" draw:marker-end-width="0.469cm" draw:opacity="0%" draw:textarea-horizontal-align="justify" draw:textarea-vertical-align="middle" draw:auto-grow-height="false" fo:min-height="0.563cm" fo:min-width="0.279cm" fo:padding-top="0.019cm" fo:padding-bottom="0.019cm" fo:padding-left="0.019cm" fo:padding-right="0.01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dash" draw:stroke-dash="Dashed_20__28_var_29_" svg:stroke-width="0.041cm" svg:stroke-color="#000000" draw:marker-start-width="0.469cm" draw:marker-end-width="0.469cm" draw:opacity="0%" draw:textarea-horizontal-align="justify" draw:textarea-vertical-align="middle" draw:auto-grow-height="false" fo:min-height="0.563cm" fo:min-width="0.272cm" fo:padding-top="0.019cm" fo:padding-bottom="0.019cm" fo:padding-left="0.019cm" fo:padding-right="0.01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0.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svg:stroke-width="0.049cm" svg:stroke-color="#000000"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62"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63" style:family="graphic">
      <style:graphic-properties svg:stroke-width="0.049cm" svg:stroke-color="#000000" draw:marker-start-width="0.494cm" draw:marker-end="Circle" draw:marker-end-width="0.199cm" draw:marker-end-center="tru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64" style:family="graphic">
      <style:graphic-properties draw:opacity="0%" draw:textarea-horizontal-align="justify" draw:textarea-vertical-align="middle" draw:auto-grow-height="false" fo:min-height="24.299cm" fo:min-width="2.275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fill-color="#729fcf" draw:textarea-horizontal-align="justify" draw:textarea-vertical-align="middle" draw:auto-grow-height="false" fo:min-height="0.635cm" fo:min-width="1.9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none" draw:fill-color="#ffffff" fo:min-height="0.3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563cm" style:run-through="foreground"/>
    </style:style>
    <style:style style:name="gr6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style>
    <style:style style:name="gr69" style:family="graphic">
      <style:graphic-properties svg:stroke-width="0.049cm" svg:stroke-color="#000000" draw:marker-start="Circle" draw:marker-start-width="0.199cm" draw:marker-start-center="true" draw:marker-end="Circle" draw:marker-end-width="0.199cm" draw:marker-end-center="tru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70"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style:style>
    <style:style style:name="gr71" style:family="graphic">
      <style:graphic-properties draw:stroke="dash" draw:stroke-dash="_33__20_Dashes_20_3_20_Dots_20__28_var_29_" svg:stroke-width="0.041cm" svg:stroke-color="#666666" draw:marker-start-width="0.413cm" draw:marker-end-width="0.413cm" draw:opacity="0%" draw:textarea-horizontal-align="justify" draw:textarea-vertical-align="middle" draw:auto-grow-height="false" fo:min-height="6.087cm" fo:min-width="0.54cm" fo:padding-top="0.019cm" fo:padding-bottom="0.019cm" fo:padding-left="0.019cm" fo:padding-right="0.01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width="0.049cm" draw:textarea-horizontal-align="justify" draw:textarea-vertical-align="middle" draw:auto-grow-height="false" fo:min-height="0.702cm" fo:min-width="0.788cm" fo:padding-top="0.025cm" fo:padding-bottom="0.025cm" fo:padding-left="0.025cm" fo:padding-right="0.025cm" style:run-through="foreground"/>
    </style:style>
    <style:style style:name="gr73" style:family="graphic">
      <style:graphic-properties svg:stroke-width="0.049cm" svg:stroke-color="#000000" draw:marker-start-width="0.145cm" draw:marker-end-width="0.14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74" style:family="graphic">
      <style:graphic-properties svg:stroke-width="0.049cm" svg:stroke-color="#000000" draw:marker-start-width="0.145cm" draw:marker-end="Circle" draw:marker-end-width="0.199cm" draw:marker-end-center="tru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75" style:family="graphic">
      <style:graphic-properties draw:stroke="none" svg:stroke-color="#000000" draw:fill="none" draw:fill-color="#ffffff" fo:min-height="0.464cm" style:run-through="foreground" style:wrap="run-through" style:number-wrapped-paragraphs="no-limit" style:vertical-pos="from-top" style:vertical-rel="paragraph" style:horizontal-pos="from-left" style:horizontal-rel="paragraph"/>
    </style:style>
    <style:style style:name="gr76"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style:style>
    <style:style style:name="gr77" style:family="graphic">
      <style:graphic-properties style:run-through="foreground" style:vertical-pos="from-top" style:vertical-rel="paragraph" style:horizontal-pos="from-left" style:horizontal-rel="paragraph"/>
    </style:style>
    <style:style style:name="gr78" style:family="graphic">
      <style:graphic-properties draw:stroke="dash" draw:stroke-dash="Ultrafine_20_2_20_Dots_20_3_20_Dashes" svg:stroke-width="0.019cm" svg:stroke-color="#000000" draw:marker-start-width="0.381cm" draw:marker-end-width="0.381cm" draw:opacity="0%" draw:textarea-horizontal-align="justify" draw:textarea-vertical-align="middle" draw:auto-grow-height="false" fo:min-height="0.894cm" fo:min-width="3.489cm" fo:padding-top="0.009cm" fo:padding-bottom="0.009cm" fo:padding-left="0.009cm" fo:padding-right="0.009cm" draw:shadow-opacity="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21" draw:style-name="gr4"><draw:rect draw:style-name="gr16" draw:text-style-name="P7" svg:width="1.117cm" svg:height="0.235cm" draw:transform="rotate (1.5707963267949) translate (6.05895833333333cm 1.02481944444444cm)"><text:p/></draw:rect><draw:line draw:style-name="gr16" draw:text-style-name="P7" svg:x1="6.179cm" svg:y1="1.274cm" svg:x2="6.179cm" svg:y2="-0.412cm"><text:p/></draw:line><draw:frame draw:style-name="gr34" draw:text-style-name="P8" svg:width="0.689cm" svg:height="0.512cm" draw:transform="rotate (1.5707963267949) translate (5.89138888888889cm 0.737305555555556cm)"><draw:text-box><text:p><text:span text:style-name="T1">5A</text:span></text:p></draw:text-box></draw:frame></draw:g><draw:g text:anchor-type="paragraph" draw:z-index="22" draw:style-name="gr4"><draw:rect draw:style-name="gr16" draw:text-style-name="P7" svg:width="1.117cm" svg:height="0.235cm" draw:transform="rotate (1.5707963267949) translate (7.94631944444445cm 1.04069444444444cm)"><text:p/></draw:rect><draw:line draw:style-name="gr16" draw:text-style-name="P7" svg:x1="8.063cm" svg:y1="1.289cm" svg:x2="8.063cm" svg:y2="-0.397cm"><text:p/></draw:line><draw:frame draw:style-name="gr34" draw:text-style-name="P8" svg:width="0.689cm" svg:height="0.512cm" draw:transform="rotate (1.5707963267949) translate (7.77522222222222cm 0.753180555555556cm)"><draw:text-box><text:p><text:span text:style-name="T1">10A</text:span></text:p></draw:text-box></draw:frame></draw:g><draw:g text:anchor-type="paragraph" draw:z-index="28" draw:style-name="gr4"><draw:rect draw:style-name="gr16" draw:text-style-name="P7" svg:width="1.117cm" svg:height="0.235cm" draw:transform="rotate (1.5707963267949) translate (6.66044444444445cm 1.04069444444444cm)"><text:p/></draw:rect><draw:line draw:style-name="gr16" draw:text-style-name="P7" svg:x1="6.777cm" svg:y1="1.289cm" svg:x2="6.777cm" svg:y2="-0.397cm"><text:p/></draw:line><draw:frame draw:style-name="gr34" draw:text-style-name="P8" svg:width="0.689cm" svg:height="0.512cm" draw:transform="rotate (1.5707963267949) translate (6.48934722222222cm 0.753180555555556cm)"><draw:text-box><text:p><text:span text:style-name="T1">5A</text:span></text:p></draw:text-box></draw:frame></draw:g><draw:frame text:anchor-type="paragraph" draw:z-index="29" draw:name="Form2" draw:style-name="gr33" draw:text-style-name="P8" svg:width="0.431cm" svg:height="0.408cm" svg:x="5.98cm" svg:y="-0.758cm"><draw:text-box><text:p><text:span text:style-name="T1">30</text:span></text:p></draw:text-box></draw:frame><draw:frame text:anchor-type="paragraph" draw:z-index="30" draw:name="Form2" draw:style-name="gr33" draw:text-style-name="P8" svg:width="0.431cm" svg:height="0.408cm" svg:x="7.911cm" svg:y="-0.741cm"><draw:text-box><text:p><text:span text:style-name="T1">15</text:span></text:p></draw:text-box></draw:frame><draw:frame text:anchor-type="paragraph" draw:z-index="31" draw:name="Form2" draw:style-name="gr33" draw:text-style-name="P8" svg:width="0.431cm" svg:height="0.408cm" svg:x="6.627cm" svg:y="-0.758cm"><draw:text-box><text:p><text:span text:style-name="T1">58</text:span></text:p></draw:text-box></draw:frame><draw:polyline text:anchor-type="paragraph" draw:z-index="60" draw:name="Form15" draw:style-name="gr32" draw:text-style-name="P7" svg:width="7.723cm" svg:height="7.294cm" draw:transform="rotate (-1.5707963267949) translate (14.6385138888889cm -0.368652777777785cm)" svg:viewBox="0 0 7724 7295" draw:points="0,7295 7724,7295 7724,0"><text:p/></draw:polyline><draw:frame text:anchor-type="paragraph" draw:z-index="61" draw:name="Form2" draw:style-name="gr33" draw:text-style-name="P8" svg:width="0.431cm" svg:height="0.408cm" svg:x="7.198cm" svg:y="-0.758cm"><draw:text-box><text:p><text:span text:style-name="T1">54</text:span></text:p></draw:text-box></draw:frame>Parkbrake Car transporter</text:p>
      <text:p text:style-name="P1"><draw:frame text:anchor-type="paragraph" draw:z-index="24" draw:name="Form2" draw:style-name="gr33" draw:text-style-name="P8" svg:width="1.405cm" svg:height="0.408cm" svg:x="4.367cm" svg:y="0.379cm"><draw:text-box><text:p><text:span text:style-name="T1">Rd 1,5</text:span></text:p></draw:text-box></draw:frame>2017-01-08</text:p>
      <text:p text:style-name="P1"><draw:polyline text:anchor-type="paragraph" draw:z-index="23" draw:name="Form3" draw:style-name="gr32" draw:text-style-name="P7" svg:width="4.365cm" svg:height="0.738cm" draw:transform="rotate (-3.14159265358979) translate (6.21770833333334cm 1.03893055555556cm)" svg:viewBox="0 0 4366 739" draw:points="0,739 4366,739 4366,0"><text:p/></draw:polyline><draw:polyline text:anchor-type="paragraph" draw:z-index="25" draw:name="Form4" draw:style-name="gr32" draw:text-style-name="P7" svg:width="2.989cm" svg:height="2.968cm" draw:transform="rotate (-1.5707963267949) translate (8.06273611111111cm 0.315736111111111cm)" svg:viewBox="0 0 2990 2969" draw:points="0,0 2990,0 2990,2969"><text:p/></draw:polyline><draw:polyline text:anchor-type="paragraph" draw:z-index="27" draw:name="Form5" draw:style-name="gr32" draw:text-style-name="P7" svg:width="0.676cm" svg:height="4.414cm" draw:transform="rotate (1.5707963267949) translate (2.365375cm 0.973666666666667cm)" svg:viewBox="0 0 677 4415" draw:points="0,0 464,0 464,4415 677,4415"><text:p/></draw:polyline></text:p>
      <text:p text:style-name="P1"><draw:g text:anchor-type="paragraph" draw:z-index="17" draw:style-name="gr4"><draw:g draw:style-name="gr5"><draw:line draw:name="Form1" draw:style-name="gr6" draw:text-style-name="P6" svg:x1="3.455cm" svg:y1="2.868cm" svg:x2="1.404cm" svg:y2="2.868cm"><text:p/></draw:line><draw:g draw:style-name="gr5"><draw:line draw:style-name="gr7" draw:text-style-name="P7" svg:x1="2.045cm" svg:y1="3.676cm" svg:x2="2.045cm" svg:y2="3.315cm"><text:p/></draw:line><draw:line draw:style-name="gr8" draw:text-style-name="P7" svg:x1="1.894cm" svg:y1="2.444cm" svg:x2="1.896cm" svg:y2="2.016cm"><text:p/></draw:line><draw:line draw:style-name="gr9" draw:text-style-name="P7" svg:x1="2.044cm" svg:y1="3.313cm" svg:x2="2.044cm" svg:y2="2.436cm"><text:p/></draw:line><draw:line draw:style-name="gr10" draw:text-style-name="P7" svg:x1="2.238cm" svg:y1="2.032cm" svg:x2="2.238cm" svg:y2="2.443cm"><text:p/></draw:line></draw:g><draw:frame draw:name="Form2" draw:style-name="gr11" draw:text-style-name="P8" svg:width="1.308cm" svg:height="0.408cm" svg:x="-0.03cm" svg:y="2.397cm"><draw:text-box><text:p><text:span text:style-name="T1">Rele</text:span><text:span text:style-name="T1">ase</text:span></text:p></draw:text-box></draw:frame><draw:frame draw:name="Form2" draw:style-name="gr11" draw:text-style-name="P8" svg:width="1.308cm" svg:height="0.408cm" svg:x="-0.078cm" svg:y="2.88cm"><draw:text-box><text:p><text:span text:style-name="T1">Acti</text:span><text:span text:style-name="T1">vate</text:span></text:p></draw:text-box></draw:frame><draw:line draw:name="Form3" draw:style-name="gr12" draw:text-style-name="P7" svg:x1="1.702cm" svg:y1="2.653cm" svg:x2="1.141cm" svg:y2="2.653cm"><text:p/></draw:line><draw:line draw:name="Form3" draw:style-name="gr13" draw:text-style-name="P7" svg:x1="1.79cm" svg:y1="3.136cm" svg:x2="1.229cm" svg:y2="3.136cm"><text:p/></draw:line><draw:line draw:name="Form4" draw:style-name="gr14" draw:text-style-name="P9" svg:x1="1.893cm" svg:y1="2.014cm" svg:x2="1.882cm" svg:y2="0.485cm"><text:p/></draw:line><draw:frame draw:name="Form2" draw:style-name="gr11" draw:text-style-name="P8" svg:width="0.518cm" svg:height="0.408cm" svg:x="1.421cm" svg:y="0.079cm"><draw:text-box><text:p><text:span text:style-name="T1">30</text:span></text:p></draw:text-box></draw:frame><draw:polyline draw:name="Form5" draw:style-name="gr15" draw:text-style-name="P10" svg:width="0.717cm" svg:height="1.341cm" draw:transform="rotate (1.5707963267949) translate (1.89618055555556cm 2.032cm)" svg:viewBox="0 0 718 1342" draw:points="0,1342 702,1342 702,0 718,0"><text:p/></draw:polyline><draw:polyline draw:name="Form6" draw:style-name="gr16" draw:text-style-name="P7" svg:width="0.338cm" svg:height="2.871cm" draw:transform="rotate (1.5707963267949) translate (2.238375cm 2.032cm)" svg:viewBox="0 0 339 2872" draw:points="0,0 321,0 321,2872 339,2848"><text:p/></draw:polyline><draw:line draw:name="Form7" draw:style-name="gr17" draw:text-style-name="P7" svg:x1="2.891cm" svg:y1="2.03cm" svg:x2="2.891cm" svg:y2="1.725cm"><text:p/></draw:line><draw:g draw:style-name="gr5"><draw:line draw:style-name="gr7" draw:text-style-name="P7" svg:x1="3.045cm" svg:y1="3.676cm" svg:x2="3.045cm" svg:y2="3.315cm"><text:p/></draw:line><draw:line draw:style-name="gr8" draw:text-style-name="P7" svg:x1="2.891cm" svg:y1="2.444cm" svg:x2="2.893cm" svg:y2="2.016cm"><text:p/></draw:line><draw:line draw:style-name="gr9" draw:text-style-name="P7" svg:x1="3.044cm" svg:y1="3.313cm" svg:x2="3.044cm" svg:y2="2.436cm"><text:p/></draw:line><draw:line draw:style-name="gr10" draw:text-style-name="P7" svg:x1="3.235cm" svg:y1="2.032cm" svg:x2="3.235cm" svg:y2="2.443cm"><text:p/></draw:line></draw:g><draw:frame draw:name="Form2" draw:style-name="gr11" draw:text-style-name="P8" svg:width="0.551cm" svg:height="0.408cm" svg:x="5.387cm" svg:y="1.286cm"><draw:text-box><text:p><text:span text:style-name="T1">31</text:span></text:p></draw:text-box></draw:frame><draw:line draw:name="Form8" draw:style-name="gr18" draw:text-style-name="P10" svg:x1="2.044cm" svg:y1="3.676cm" svg:x2="2.067cm" svg:y2="5.729cm"><text:p/></draw:line><draw:line draw:name="Form8" draw:style-name="gr18" draw:text-style-name="P10" svg:x1="3.043cm" svg:y1="3.66cm" svg:x2="3.041cm" svg:y2="5.745cm"><text:p/></draw:line><draw:frame draw:name="Form2" draw:style-name="gr19" draw:text-style-name="P8" svg:width="1.583cm" svg:height="0.814cm" svg:x="3.123cm" svg:y="5.374cm"><draw:text-box><text:p><text:span text:style-name="T1">Non</text:span></text:p><text:p><text:span text:style-name="T1">Inver</text:span><text:span text:style-name="T1">t</text:span></text:p></draw:text-box></draw:frame><draw:frame draw:name="Form2" draw:style-name="gr20" draw:text-style-name="P8" svg:width="0.895cm" svg:height="0.484cm" svg:x="1.019cm" svg:y="5.595cm"><draw:text-box><text:p><text:span text:style-name="T1">Inver</text:span><text:span text:style-name="T1">t</text:span></text:p></draw:text-box></draw:frame><draw:g draw:style-name="gr5"><draw:g draw:style-name="gr5"><draw:custom-shape draw:style-name="gr21" draw:text-style-name="P11" svg:width="0.512cm" svg:height="0.458cm" draw:transform="rotate (-1.5707963267949) translate (4.03401388888889cm 0.67204166666666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9" draw:text-style-name="P12" svg:x1="4.019cm" svg:y1="0.642cm" svg:x2="4.019cm" svg:y2="1.184cm"><text:p/></draw:line><draw:line draw:style-name="gr9" draw:text-style-name="P12" svg:x1="4.034cm" svg:y1="0.932cm" svg:x2="4.328cm" svg:y2="0.932cm"><text:p/></draw:line><draw:line draw:style-name="gr9" draw:text-style-name="P12" svg:x1="3.579cm" svg:y1="0.932cm" svg:x2="3.315cm" svg:y2="0.932cm"><text:p/></draw:line></draw:g><draw:line draw:style-name="gr22" draw:text-style-name="P12" svg:x1="3.785cm" svg:y1="1.186cm" svg:x2="4.197cm" svg:y2="1.536cm"><text:p/></draw:line></draw:g><draw:g draw:style-name="gr5"><draw:rect draw:style-name="gr23" draw:text-style-name="P13" svg:width="0.595cm" svg:height="0.322cm" svg:x="2.578cm" svg:y="0.781cm"><text:p text:style-name="P7"><text:span text:style-name="T1">680</text:span></text:p></draw:rect><draw:line draw:style-name="gr24" draw:text-style-name="P7" svg:x1="3.394cm" svg:y1="0.933cm" svg:x2="3.174cm" svg:y2="0.933cm"><text:p/></draw:line><draw:line draw:style-name="gr24" draw:text-style-name="P7" svg:x1="2.586cm" svg:y1="0.926cm" svg:x2="2.366cm" svg:y2="0.926cm"><text:p/></draw:line></draw:g><draw:line draw:name="Form9" draw:style-name="gr16" draw:text-style-name="P7" svg:x1="2.365cm" svg:y1="0.485cm" svg:x2="2.365cm" svg:y2="0.915cm"><text:p/></draw:line><draw:line draw:name="Form10" draw:style-name="gr17" draw:text-style-name="P7" svg:x1="4.325cm" svg:y1="0.931cm" svg:x2="4.325cm" svg:y2="1.693cm"><text:p/></draw:line><draw:frame draw:name="Form2" draw:style-name="gr11" draw:text-style-name="P8" svg:width="0.518cm" svg:height="0.408cm" svg:x="2.54cm" svg:y="0.095cm"><draw:text-box><text:p><text:span text:style-name="T1">58</text:span></text:p></draw:text-box></draw:frame><draw:g draw:style-name="gr5"><draw:custom-shape draw:style-name="gr25" svg:width="0.484cm" svg:height="0.47cm" draw:transform="skewX (0.00383972435438752) rotate (-1.57166899142089) translate (3.94934722222222cm 4.44676388888889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9" draw:text-style-name="P7" svg:x1="3.933cm" svg:y1="4.415cm" svg:x2="3.933cm" svg:y2="4.93cm"><text:p/></draw:line><draw:line draw:style-name="gr9" draw:text-style-name="P7" svg:x1="3.951cm" svg:y1="4.691cm" svg:x2="4.254cm" svg:y2="4.691cm"><text:p/></draw:line><draw:line draw:style-name="gr9" draw:text-style-name="P7" svg:x1="3.482cm" svg:y1="4.69cm" svg:x2="3.21cm" svg:y2="4.69cm"><text:p/></draw:line></draw:g><draw:g draw:style-name="gr5"><draw:custom-shape draw:style-name="gr25" svg:width="0.484cm" svg:height="0.47cm" draw:transform="skewX (0.00383972435438752) rotate (-3.14159265358979) translate (5.09940277777778cm 4.3726805555555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9" draw:text-style-name="P7" svg:x1="5.131cm" svg:y1="4.355cm" svg:x2="4.616cm" svg:y2="4.355cm"><text:p/></draw:line><draw:line draw:style-name="gr9" draw:text-style-name="P7" svg:x1="4.856cm" svg:y1="4.374cm" svg:x2="4.856cm" svg:y2="4.677cm"><text:p/></draw:line><draw:line draw:style-name="gr9" draw:text-style-name="P7" svg:x1="4.856cm" svg:y1="3.902cm" svg:x2="4.856cm" svg:y2="3.63cm"><text:p/></draw:line></draw:g><draw:line draw:name="Form12" draw:style-name="gr26" draw:text-style-name="P7" svg:x1="3.85cm" svg:y1="3.838cm" svg:x2="3.044cm" svg:y2="3.838cm"><text:p/></draw:line><draw:g draw:style-name="gr5"><draw:g draw:style-name="gr5"><draw:custom-shape draw:style-name="gr21" draw:text-style-name="P11" svg:width="0.512cm" svg:height="0.458cm" draw:transform="rotate (-3.14159265358979) translate (5.10998611111111cm 5.3869166666666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9" draw:text-style-name="P12" svg:x1="5.142cm" svg:y1="5.371cm" svg:x2="4.6cm" svg:y2="5.371cm"><text:p/></draw:line><draw:line draw:style-name="gr9" draw:text-style-name="P12" svg:x1="4.854cm" svg:y1="5.391cm" svg:x2="4.854cm" svg:y2="5.685cm"><text:p/></draw:line><draw:line draw:style-name="gr9" draw:text-style-name="P12" svg:x1="4.854cm" svg:y1="4.933cm" svg:x2="4.854cm" svg:y2="4.669cm"><text:p/></draw:line></draw:g><draw:line draw:style-name="gr22" draw:text-style-name="P12" svg:x1="4.599cm" svg:y1="5.14cm" svg:x2="4.249cm" svg:y2="5.552cm"><text:p/></draw:line></draw:g><draw:line draw:name="Form11" draw:style-name="gr27" draw:text-style-name="P7" svg:x1="3.323cm" svg:y1="4.685cm" svg:x2="3.041cm" svg:y2="4.685cm"><text:p/></draw:line><draw:polyline draw:name="Form13" draw:style-name="gr18" draw:text-style-name="P10" svg:width="0.78cm" svg:height="0.232cm" draw:transform="rotate (1.5707963267949) translate (4.86127777777778cm 3.63361111111111cm)" svg:viewBox="0 0 781 233" draw:points="0,0 781,0 781,233"><text:p/></draw:polyline><draw:frame draw:name="Form2" draw:style-name="gr11" draw:text-style-name="P8" svg:width="0.551cm" svg:height="0.408cm" svg:x="5.369cm" svg:y="2.441cm"><draw:text-box><text:p><text:span text:style-name="T1">15</text:span></text:p></draw:text-box></draw:frame><draw:frame draw:name="Form2" draw:style-name="gr28" draw:text-style-name="P14" svg:width="1.668cm" svg:height="0.503cm" svg:x="3.344cm" svg:y="0.215cm"><draw:text-box><text:p><text:span text:style-name="T2">Back</text:span><text:span text:style-name="T2">light</text:span></text:p></draw:text-box></draw:frame><draw:frame draw:name="Form2" draw:style-name="gr19" draw:text-style-name="P15" svg:width="1.668cm" svg:height="0.814cm" svg:x="4.984cm" svg:y="5.637cm"><draw:text-box><text:p><text:span text:style-name="T3">Park</text:span><text:span text:style-name="T3">brak</text:span><text:span text:style-name="T3">e </text:span><text:span text:style-name="T3">Ligh</text:span><text:span text:style-name="T3">t</text:span></text:p></draw:text-box></draw:frame><draw:g draw:style-name="gr5"><draw:rect draw:style-name="gr23" draw:text-style-name="P13" svg:width="0.595cm" svg:height="0.322cm" draw:transform="rotate (1.5707963267949) translate (3.70240277777778cm 3.62479166666667cm)"><text:p text:style-name="P7"><text:span text:style-name="T1">1k</text:span></text:p></draw:rect><draw:line draw:style-name="gr24" draw:text-style-name="P7" svg:x1="3.854cm" svg:y1="2.81cm" svg:x2="3.854cm" svg:y2="3.03cm"><text:p/></draw:line><draw:line draw:style-name="gr24" draw:text-style-name="P7" svg:x1="3.847cm" svg:y1="3.616cm" svg:x2="3.847cm" svg:y2="3.836cm"><text:p/></draw:line></draw:g><draw:line draw:name="Form12" draw:style-name="gr26" draw:text-style-name="P7" svg:x1="4.316cm" svg:y1="4.168cm" svg:x2="2.044cm" svg:y2="4.168cm"><text:p/></draw:line><draw:g draw:style-name="gr5"><draw:rect draw:style-name="gr23" draw:text-style-name="P13" svg:width="0.595cm" svg:height="0.322cm" draw:transform="rotate (1.5707963267949) translate (4.16806944444445cm 3.60891666666667cm)"><text:p text:style-name="P7"><text:span text:style-name="T1">1k</text:span></text:p></draw:rect><draw:line draw:style-name="gr24" draw:text-style-name="P7" svg:x1="4.318cm" svg:y1="2.794cm" svg:x2="4.318cm" svg:y2="3.014cm"><text:p/></draw:line><draw:line draw:style-name="gr24" draw:text-style-name="P7" svg:x1="4.317cm" svg:y1="3.6cm" svg:x2="4.317cm" svg:y2="3.82cm"><text:p/></draw:line></draw:g><draw:line draw:name="Form14" draw:style-name="gr29" draw:text-style-name="P16" svg:x1="4.316cm" svg:y1="3.822cm" svg:x2="4.316cm" svg:y2="4.187cm"><text:p/></draw:line><draw:polyline draw:name="Form15" draw:style-name="gr30" draw:text-style-name="P7" svg:width="0.475cm" svg:height="1.116cm" svg:x="3.854cm" svg:y="1.693cm" svg:viewBox="0 0 476 1117" draw:points="0,1117 466,1117 466,0 476,0"><text:p/></draw:polyline><draw:line draw:name="Form11" draw:style-name="gr27" draw:text-style-name="P12" svg:x1="4.251cm" svg:y1="4.685cm" svg:x2="4.852cm" svg:y2="4.685cm"><text:p/></draw:line></draw:g><draw:custom-shape draw:name="Form1" draw:style-name="gr31" draw:text-style-name="P4" svg:width="4.003cm" svg:height="4.823cm" svg:x="1.141cm" svg:y="0.552cm"><text:p/><draw:enhanced-geometry svg:viewBox="0 0 21600 21600" draw:type="rectangle" draw:enhanced-path="M 0 0 L 21600 0 21600 21600 0 21600 0 0 Z N"/></draw:custom-shape></draw:g><draw:g text:anchor-type="paragraph" draw:z-index="18" draw:style-name="gr4"><draw:line draw:style-name="gr16" draw:text-style-name="P7" svg:x1="6.835cm" svg:y1="2.01cm" svg:x2="7.273cm" svg:y2="2.01cm"><text:p/></draw:line><draw:line draw:style-name="gr16" draw:text-style-name="P7" svg:x1="6.965cm" svg:y1="2.215cm" svg:x2="7.047cm" svg:y2="2.01cm"><text:p/></draw:line><draw:line draw:style-name="gr16" draw:text-style-name="P7" svg:x1="7.179cm" svg:y1="2.198cm" svg:x2="7.261cm" svg:y2="1.993cm"><text:p/></draw:line><draw:line draw:style-name="gr16" draw:text-style-name="P7" svg:x1="6.77cm" svg:y1="2.205cm" svg:x2="6.852cm" svg:y2="2cm"><text:p/></draw:line><draw:line draw:style-name="gr16" draw:text-style-name="P7" svg:x1="7.037cm" svg:y1="1.704cm" svg:x2="7.037cm" svg:y2="2.01cm"><text:p/></draw:line></draw:g><draw:g text:anchor-type="paragraph" draw:z-index="42" draw:style-name="gr4"><draw:custom-shape draw:name="Form49" draw:style-name="gr38" draw:text-style-name="P4" svg:width="3.507cm" svg:height="1.34cm" draw:transform="rotate (-1.5707963267949) translate (1.21884722222222cm 10.38225cm)"><text:p/><draw:enhanced-geometry svg:viewBox="0 0 21600 21600" draw:type="rectangle" draw:enhanced-path="M 0 0 L 21600 0 21600 21600 0 21600 0 0 Z N"/></draw:custom-shape><draw:custom-shape draw:name="Form50" draw:style-name="gr39" svg:width="1.324cm" svg:height="0.579cm" draw:transform="rotate (-1.5707963267949) translate (1.21884722222222cm 10.6150833333333cm)"><text:p>Can_hi</text:p><draw:enhanced-geometry svg:viewBox="0 0 21600 21600" draw:type="rectangle" draw:enhanced-path="M 0 0 L 21600 0 21600 21600 0 21600 0 0 Z N"/></draw:custom-shape><draw:custom-shape draw:name="Form50" draw:style-name="gr39" svg:width="1.324cm" svg:height="0.579cm" draw:transform="rotate (-1.5707963267949) translate (1.21884722222222cm 12.3772083333333cm)"><text:p>Can_lo</text:p><draw:enhanced-geometry svg:viewBox="0 0 21600 21600" draw:type="rectangle" draw:enhanced-path="M 0 0 L 21600 0 21600 21600 0 21600 0 0 Z N"/></draw:custom-shape><draw:frame draw:name="Form51" draw:style-name="gr40" draw:text-style-name="P17" svg:width="2.084cm" svg:height="0.489cm" draw:transform="rotate (-1.5707963267949) translate (0.458611111111111cm 11.1089722222222cm)"><draw:text-box><text:p>Screen node</text:p></draw:text-box></draw:frame></draw:g><draw:g text:anchor-type="paragraph" draw:z-index="43" draw:style-name="gr4"><draw:custom-shape draw:name="Form49" draw:style-name="gr38" draw:text-style-name="P4" svg:width="3.507cm" svg:height="1.34cm" svg:x="7.558cm" svg:y="14.455cm"><text:p/><draw:enhanced-geometry svg:viewBox="0 0 21600 21600" draw:mirror-horizontal="false" draw:mirror-vertical="false" draw:type="rectangle" draw:enhanced-path="M 0 0 L 21600 0 21600 21600 0 21600 0 0 Z N"/></draw:custom-shape><draw:custom-shape draw:name="Form50" draw:style-name="gr39" svg:width="1.324cm" svg:height="0.579cm" svg:x="7.791cm" svg:y="14.455cm"><text:p>Can_hi</text:p><draw:enhanced-geometry svg:viewBox="0 0 21600 21600" draw:mirror-horizontal="false" draw:mirror-vertical="false" draw:type="rectangle" draw:enhanced-path="M 0 0 L 21600 0 21600 21600 0 21600 0 0 Z N"/></draw:custom-shape><draw:custom-shape draw:name="Form50" draw:style-name="gr39" svg:width="1.324cm" svg:height="0.579cm" svg:x="9.553cm" svg:y="14.455cm"><text:p>Can_lo</text:p><draw:enhanced-geometry svg:viewBox="0 0 21600 21600" draw:mirror-horizontal="false" draw:mirror-vertical="false" draw:type="rectangle" draw:enhanced-path="M 0 0 L 21600 0 21600 21600 0 21600 0 0 Z N"/></draw:custom-shape><draw:frame draw:name="Form51" draw:style-name="gr40" draw:text-style-name="P17" svg:width="3.211cm" svg:height="0.489cm" svg:x="7.854cm" svg:y="15.215cm"><draw:text-box><text:p>Suspension node</text:p></draw:text-box></draw:frame></draw:g><draw:g text:anchor-type="paragraph" draw:z-index="46" draw:style-name="gr4"><draw:rect draw:style-name="gr23" draw:text-style-name="P18" svg:width="0.955cm" svg:height="0.369cm" draw:transform="rotate (-1.5707963267949) translate (0.684388888888889cm 11.6187361111111cm)"><text:p text:style-name="P7"><text:span text:style-name="T4">120Ω</text:span></text:p></draw:rect><draw:line draw:style-name="gr24" draw:text-style-name="P7" svg:x1="0.508cm" svg:y1="12.926cm" svg:x2="0.508cm" svg:y2="12.573cm"><text:p/></draw:line><draw:line draw:style-name="gr24" draw:text-style-name="P7" svg:x1="0.515cm" svg:y1="11.629cm" svg:x2="0.515cm" svg:y2="11.276cm"><text:p/></draw:line></draw:g><draw:g text:anchor-type="paragraph" draw:z-index="54" draw:style-name="gr4"><draw:rect draw:style-name="gr23" draw:text-style-name="P18" svg:width="0.955cm" svg:height="0.369cm" draw:transform="rotate (-1.5707963267949) translate (16.9403888888889cm 11.0930972222222cm)"><text:p text:style-name="P7"><text:span text:style-name="T4">120Ω</text:span></text:p></draw:rect><draw:line draw:style-name="gr24" draw:text-style-name="P7" svg:x1="16.764cm" svg:y1="12.402cm" svg:x2="16.764cm" svg:y2="12.049cm"><text:p/></draw:line><draw:line draw:style-name="gr24" draw:text-style-name="P7" svg:x1="16.771cm" svg:y1="11.105cm" svg:x2="16.771cm" svg:y2="10.752cm"><text:p/></draw:line></draw:g><draw:g text:anchor-type="paragraph" draw:z-index="64" draw:style-name="gr4"><draw:rect draw:style-name="gr16" draw:text-style-name="P7" svg:width="1.303cm" svg:height="0.292cm" draw:transform="rotate (-1.5707963267949) translate (11.4846805555556cm 2.36361111111111cm)"><text:p/></draw:rect><draw:line draw:style-name="gr16" draw:text-style-name="P7" svg:x1="11.34cm" svg:y1="2.077cm" svg:x2="11.34cm" svg:y2="4.042cm"><text:p/></draw:line><draw:frame draw:style-name="gr46" draw:text-style-name="P8" svg:width="0.803cm" svg:height="0.634cm" draw:transform="rotate (-1.5707963267949) translate (11.6963472222222cm 2.69875cm)"><draw:text-box><text:p><text:span text:style-name="T1">5A</text:span></text:p></draw:text-box></draw:frame></draw:g><draw:g text:anchor-type="paragraph" draw:z-index="65" draw:style-name="gr4"><draw:rect draw:style-name="gr16" draw:text-style-name="P7" svg:width="1.303cm" svg:height="0.292cm" draw:transform="rotate (-1.5707963267949) translate (12.3552777777778cm 2.35126388888889cm)"><text:p/></draw:rect><draw:line draw:style-name="gr16" draw:text-style-name="P7" svg:x1="12.211cm" svg:y1="2.063cm" svg:x2="12.211cm" svg:y2="4.028cm"><text:p/></draw:line><draw:frame draw:style-name="gr46" draw:text-style-name="P8" svg:width="0.803cm" svg:height="0.634cm" draw:transform="rotate (-1.5707963267949) translate (12.5659444444444cm 2.68640277777778cm)"><draw:text-box><text:p><text:span text:style-name="T1">5A</text:span></text:p></draw:text-box></draw:frame></draw:g><draw:g text:anchor-type="paragraph" draw:z-index="71" draw:style-name="gr4"><draw:g draw:style-name="gr5"><draw:custom-shape draw:name="Form2" draw:style-name="gr49" svg:width="2.093cm" svg:height="2.068cm" svg:x="0.318cm" svg:y="17.448cm"><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name="Form3" draw:style-name="gr50" draw:text-style-name="P20" svg:width="1.394cm" svg:height="1.378cm" svg:x="0.658cm" svg:y="17.7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1" draw:style-name="gr51" svg:width="0.953cm" svg:height="0.622cm" svg:x="2.65cm" svg:y="18.18cm"><text:p/><draw:enhanced-geometry svg:viewBox="0 0 21600 21600" draw:type="rectangle" draw:enhanced-path="M 0 0 L 21600 0 21600 21600 0 21600 0 0 Z N"/></draw:custom-shape><draw:line draw:name="Form2" draw:style-name="gr30" draw:text-style-name="P7" svg:x1="2.967cm" svg:y1="18.18cm" svg:x2="3.323cm" svg:y2="18.801cm"><text:p/></draw:line><draw:line draw:name="Form3" draw:style-name="gr16" draw:text-style-name="P7" svg:x1="3.13cm" svg:y1="18.18cm" svg:x2="3.13cm" svg:y2="17.942cm"><text:p/></draw:line><draw:line draw:name="Form3" draw:style-name="gr16" draw:text-style-name="P7" svg:x1="3.144cm" svg:y1="19.02cm" svg:x2="3.144cm" svg:y2="18.782cm"><text:p/></draw:line></draw:g><draw:g text:anchor-type="paragraph" draw:z-index="72" draw:style-name="gr4"><draw:g draw:style-name="gr5"><draw:custom-shape draw:name="Form2" draw:style-name="gr49" svg:width="2.093cm" svg:height="2.068cm" svg:x="0.318cm" svg:y="21.449cm"><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name="Form3" draw:style-name="gr50" draw:text-style-name="P20" svg:width="1.394cm" svg:height="1.378cm" svg:x="0.658cm" svg:y="21.77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1" draw:style-name="gr51" svg:width="0.953cm" svg:height="0.622cm" svg:x="2.65cm" svg:y="22.181cm"><text:p/><draw:enhanced-geometry svg:viewBox="0 0 21600 21600" draw:type="rectangle" draw:enhanced-path="M 0 0 L 21600 0 21600 21600 0 21600 0 0 Z N"/></draw:custom-shape><draw:line draw:name="Form2" draw:style-name="gr30" draw:text-style-name="P7" svg:x1="2.967cm" svg:y1="22.181cm" svg:x2="3.323cm" svg:y2="22.802cm"><text:p/></draw:line><draw:line draw:name="Form3" draw:style-name="gr16" draw:text-style-name="P7" svg:x1="3.13cm" svg:y1="22.181cm" svg:x2="3.13cm" svg:y2="21.943cm"><text:p/></draw:line><draw:line draw:name="Form3" draw:style-name="gr16" draw:text-style-name="P7" svg:x1="3.144cm" svg:y1="23.022cm" svg:x2="3.144cm" svg:y2="22.784cm"><text:p/></draw:line></draw:g><draw:g text:anchor-type="paragraph" draw:z-index="73" draw:style-name="gr4"><draw:g draw:style-name="gr5"><draw:custom-shape draw:name="Form2" draw:style-name="gr49" svg:width="2.093cm" svg:height="2.068cm" svg:x="7.318cm" svg:y="17.448cm"><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name="Form3" draw:style-name="gr50" draw:text-style-name="P20" svg:width="1.394cm" svg:height="1.378cm" svg:x="7.658cm" svg:y="17.7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1" draw:style-name="gr51" svg:width="0.953cm" svg:height="0.622cm" svg:x="9.65cm" svg:y="18.18cm"><text:p/><draw:enhanced-geometry svg:viewBox="0 0 21600 21600" draw:type="rectangle" draw:enhanced-path="M 0 0 L 21600 0 21600 21600 0 21600 0 0 Z N"/></draw:custom-shape><draw:line draw:name="Form2" draw:style-name="gr30" draw:text-style-name="P7" svg:x1="9.966cm" svg:y1="18.18cm" svg:x2="10.322cm" svg:y2="18.801cm"><text:p/></draw:line><draw:line draw:name="Form3" draw:style-name="gr16" draw:text-style-name="P7" svg:x1="10.128cm" svg:y1="18.18cm" svg:x2="10.128cm" svg:y2="17.942cm"><text:p/></draw:line><draw:line draw:name="Form3" draw:style-name="gr16" draw:text-style-name="P7" svg:x1="10.142cm" svg:y1="19.02cm" svg:x2="10.142cm" svg:y2="18.782cm"><text:p/></draw:line></draw:g><draw:g text:anchor-type="paragraph" draw:z-index="74" draw:style-name="gr4"><draw:g draw:style-name="gr5"><draw:custom-shape draw:name="Form2" draw:style-name="gr49" svg:width="2.093cm" svg:height="2.068cm" svg:x="7.318cm" svg:y="21.449cm"><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name="Form3" draw:style-name="gr50" draw:text-style-name="P20" svg:width="1.394cm" svg:height="1.378cm" svg:x="7.658cm" svg:y="21.77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1" draw:style-name="gr51" svg:width="0.953cm" svg:height="0.622cm" svg:x="9.65cm" svg:y="22.181cm"><text:p/><draw:enhanced-geometry svg:viewBox="0 0 21600 21600" draw:type="rectangle" draw:enhanced-path="M 0 0 L 21600 0 21600 21600 0 21600 0 0 Z N"/></draw:custom-shape><draw:line draw:name="Form2" draw:style-name="gr30" draw:text-style-name="P7" svg:x1="9.966cm" svg:y1="22.181cm" svg:x2="10.322cm" svg:y2="22.802cm"><text:p/></draw:line><draw:line draw:name="Form3" draw:style-name="gr16" draw:text-style-name="P7" svg:x1="10.128cm" svg:y1="22.181cm" svg:x2="10.128cm" svg:y2="21.943cm"><text:p/></draw:line><draw:line draw:name="Form3" draw:style-name="gr16" draw:text-style-name="P7" svg:x1="10.142cm" svg:y1="23.022cm" svg:x2="10.142cm" svg:y2="22.784cm"><text:p/></draw:line></draw:g><draw:g text:anchor-type="paragraph" draw:z-index="75" draw:style-name="gr4"><draw:line draw:style-name="gr16" draw:text-style-name="P7" svg:x1="13.895cm" svg:y1="22.335cm" svg:x2="14.333cm" svg:y2="22.335cm"><text:p/></draw:line><draw:line draw:style-name="gr16" draw:text-style-name="P7" svg:x1="14.024cm" svg:y1="22.54cm" svg:x2="14.106cm" svg:y2="22.335cm"><text:p/></draw:line><draw:line draw:style-name="gr16" draw:text-style-name="P7" svg:x1="14.238cm" svg:y1="22.52cm" svg:x2="14.32cm" svg:y2="22.315cm"><text:p/></draw:line><draw:line draw:style-name="gr16" draw:text-style-name="P7" svg:x1="13.83cm" svg:y1="22.527cm" svg:x2="13.912cm" svg:y2="22.322cm"><text:p/></draw:line><draw:line draw:style-name="gr16" draw:text-style-name="P7" svg:x1="14.097cm" svg:y1="22.028cm" svg:x2="14.097cm" svg:y2="22.334cm"><text:p/></draw:line></draw:g><draw:custom-shape text:anchor-type="paragraph" draw:z-index="1" draw:name="Form29" draw:style-name="gr2" draw:text-style-name="P5" svg:width="1.985cm" svg:height="0.636cm" svg:x="14.639cm" svg:y="4.764cm"><text:p>K2 30pin</text:p><draw:enhanced-geometry svg:viewBox="0 0 21600 21600" draw:type="rectangle" draw:enhanced-path="M 0 0 L 21600 0 21600 21600 0 21600 0 0 Z N"/></draw:custom-shape><draw:custom-shape text:anchor-type="paragraph" draw:z-index="2" draw:name="Form29" draw:style-name="gr3" svg:width="1.985cm" svg:height="0.636cm" svg:x="14.639cm" svg:y="5.468cm"><text:p>C1 18pin</text:p><draw:enhanced-geometry svg:viewBox="0 0 21600 21600" draw:type="rectangle" draw:enhanced-path="M 0 0 L 21600 0 21600 21600 0 21600 0 0 Z N"/></draw:custom-shape><draw:custom-shape text:anchor-type="paragraph" draw:z-index="3" draw:name="Form29" draw:style-name="gr3" svg:width="1.985cm" svg:height="0.636cm" svg:x="14.639cm" svg:y="6.156cm"><text:p>D1 18pin</text:p><draw:enhanced-geometry svg:viewBox="0 0 21600 21600" draw:type="rectangle" draw:enhanced-path="M 0 0 L 21600 0 21600 21600 0 21600 0 0 Z N"/></draw:custom-shape><draw:custom-shape text:anchor-type="paragraph" draw:z-index="4" draw:name="Form29" draw:style-name="gr3" svg:width="1.985cm" svg:height="0.636cm" svg:x="14.639cm" svg:y="6.796cm"><text:p>A1 18pin</text:p><draw:enhanced-geometry svg:viewBox="0 0 21600 21600" draw:type="rectangle" draw:enhanced-path="M 0 0 L 21600 0 21600 21600 0 21600 0 0 Z N"/></draw:custom-shape><draw:custom-shape text:anchor-type="paragraph" draw:z-index="5" draw:name="Form29" draw:style-name="gr3" svg:width="1.985cm" svg:height="0.636cm" svg:x="14.639cm" svg:y="7.452cm"><text:p>B1 18pin</text:p><draw:enhanced-geometry svg:viewBox="0 0 21600 21600" draw:type="rectangle" draw:enhanced-path="M 0 0 L 21600 0 21600 21600 0 21600 0 0 Z N"/></draw:custom-shape><draw:custom-shape text:anchor-type="paragraph" draw:z-index="6" draw:name="Form29" draw:style-name="gr2" draw:text-style-name="P5" svg:width="1.985cm" svg:height="0.636cm" svg:x="14.639cm" svg:y="10.897cm"><text:p>J3 30pin</text:p><draw:enhanced-geometry svg:viewBox="0 0 21600 21600" draw:type="rectangle" draw:enhanced-path="M 0 0 L 21600 0 21600 21600 0 21600 0 0 Z N"/></draw:custom-shape><draw:custom-shape text:anchor-type="paragraph" draw:z-index="7" draw:name="Form29" draw:style-name="gr2" draw:text-style-name="P5" svg:width="1.985cm" svg:height="0.636cm" svg:x="14.639cm" svg:y="11.522cm"><text:p>K3 30pin</text:p><draw:enhanced-geometry svg:viewBox="0 0 21600 21600" draw:type="rectangle" draw:enhanced-path="M 0 0 L 21600 0 21600 21600 0 21600 0 0 Z N"/></draw:custom-shape><draw:custom-shape text:anchor-type="paragraph" draw:z-index="8" draw:name="Form29" draw:style-name="gr2" draw:text-style-name="P5" svg:width="1.985cm" svg:height="0.636cm" svg:x="14.639cm" svg:y="8.188cm"><text:p>C1 30pin</text:p><draw:enhanced-geometry svg:viewBox="0 0 21600 21600" draw:type="rectangle" draw:enhanced-path="M 0 0 L 21600 0 21600 21600 0 21600 0 0 Z N"/></draw:custom-shape><draw:custom-shape text:anchor-type="paragraph" draw:z-index="9" draw:name="Form29" draw:style-name="gr2" draw:text-style-name="P5" svg:width="1.985cm" svg:height="0.636cm" svg:x="14.639cm" svg:y="8.818cm"><text:p>D1 30pin</text:p><draw:enhanced-geometry svg:viewBox="0 0 21600 21600" draw:type="rectangle" draw:enhanced-path="M 0 0 L 21600 0 21600 21600 0 21600 0 0 Z N"/></draw:custom-shape><draw:custom-shape text:anchor-type="paragraph" draw:z-index="10" draw:name="Form29" draw:style-name="gr2" draw:text-style-name="P5" svg:width="1.985cm" svg:height="0.636cm" svg:x="14.639cm" svg:y="10.077cm"><text:p>H3 30pin</text:p><draw:enhanced-geometry svg:viewBox="0 0 21600 21600" draw:type="rectangle" draw:enhanced-path="M 0 0 L 21600 0 21600 21600 0 21600 0 0 Z N"/></draw:custom-shape><draw:custom-shape text:anchor-type="paragraph" draw:z-index="11" draw:name="Form29" draw:style-name="gr2" draw:text-style-name="P5" svg:width="1.985cm" svg:height="0.636cm" svg:x="14.639cm" svg:y="9.442cm"><text:p>G3 30pin</text:p><draw:enhanced-geometry svg:viewBox="0 0 21600 21600" draw:type="rectangle" draw:enhanced-path="M 0 0 L 21600 0 21600 21600 0 21600 0 0 Z N"/></draw:custom-shape><draw:custom-shape text:anchor-type="paragraph" draw:z-index="12" draw:name="Form29" draw:style-name="gr2" draw:text-style-name="P5" svg:width="1.985cm" svg:height="0.636cm" svg:x="14.639cm" svg:y="13.347cm"><text:p>E1 30pin</text:p><draw:enhanced-geometry svg:viewBox="0 0 21600 21600" draw:type="rectangle" draw:enhanced-path="M 0 0 L 21600 0 21600 21600 0 21600 0 0 Z N"/></draw:custom-shape><draw:custom-shape text:anchor-type="paragraph" draw:z-index="13" draw:name="Form29" draw:style-name="gr2" draw:text-style-name="P5" svg:width="1.985cm" svg:height="0.636cm" svg:x="14.639cm" svg:y="14.004cm"><text:p>F1 30pin</text:p><draw:enhanced-geometry svg:viewBox="0 0 21600 21600" draw:type="rectangle" draw:enhanced-path="M 0 0 L 21600 0 21600 21600 0 21600 0 0 Z N"/></draw:custom-shape><draw:custom-shape text:anchor-type="paragraph" draw:z-index="14" draw:name="Form29" draw:style-name="gr2" draw:text-style-name="P5" svg:width="1.985cm" svg:height="0.636cm" svg:x="14.639cm" svg:y="14.919cm"><text:p>G2 30pin</text:p><draw:enhanced-geometry svg:viewBox="0 0 21600 21600" draw:type="rectangle" draw:enhanced-path="M 0 0 L 21600 0 21600 21600 0 21600 0 0 Z N"/></draw:custom-shape><draw:custom-shape text:anchor-type="paragraph" draw:z-index="15" draw:name="Form29" draw:style-name="gr2" draw:text-style-name="P5" svg:width="1.985cm" svg:height="0.636cm" svg:x="14.639cm" svg:y="15.559cm"><text:p>G1 30pin</text:p><draw:enhanced-geometry svg:viewBox="0 0 21600 21600" draw:type="rectangle" draw:enhanced-path="M 0 0 L 21600 0 21600 21600 0 21600 0 0 Z N"/></draw:custom-shape><draw:custom-shape text:anchor-type="paragraph" draw:z-index="16" draw:name="Form29" draw:style-name="gr2" draw:text-style-name="P5" svg:width="1.985cm" svg:height="0.636cm" svg:x="14.639cm" svg:y="21.433cm"><text:p>K1 30pin</text:p><draw:enhanced-geometry svg:viewBox="0 0 21600 21600" draw:type="rectangle" draw:enhanced-path="M 0 0 L 21600 0 21600 21600 0 21600 0 0 Z N"/></draw:custom-shape><draw:polyline text:anchor-type="paragraph" draw:z-index="19" draw:name="Form1" draw:style-name="gr32" draw:text-style-name="P7" svg:width="1.925cm" svg:height="0.082cm" svg:x="5.11cm" svg:y="1.693cm" svg:viewBox="0 0 1926 83" draw:points="0,0 1926,0 1926,83"><text:p/></draw:polyline><draw:frame text:anchor-type="paragraph" draw:z-index="20" draw:name="Form2" draw:style-name="gr33" draw:text-style-name="P8" svg:width="1.405cm" svg:height="0.408cm" svg:x="5.971cm" svg:y="1.296cm"><draw:text-box><text:p><text:span text:style-name="T1">Bk 0,75</text:span></text:p></draw:text-box></draw:frame><draw:frame text:anchor-type="paragraph" draw:z-index="26" draw:name="Form2" draw:style-name="gr33" draw:text-style-name="P8" svg:width="1.405cm" svg:height="0.408cm" svg:x="5.92cm" svg:y="2.33cm"><draw:text-box><text:p><text:span text:style-name="T1">Bu 0,75</text:span></text:p></draw:text-box></draw:frame><draw:polyline text:anchor-type="paragraph" draw:z-index="32" draw:name="Form6" draw:style-name="gr35" draw:text-style-name="P7" svg:width="2.297cm" svg:height="2.636cm" draw:transform="rotate (-1.5707963267949) translate (10.6997500000001cm 2.81869444444444cm)" svg:viewBox="0 0 2298 2637" draw:points="0,2637 2298,2637 2286,0"><text:p/></draw:polyline><draw:polyline text:anchor-type="paragraph" draw:z-index="33" draw:name="Form7" draw:style-name="gr36" draw:text-style-name="P7" svg:width="0.886cm" svg:height="9.783cm" draw:transform="rotate (-1.5707963267949) translate (14.6385138888889cm 5.68501388888889cm)" svg:viewBox="0 0 887 9784" draw:points="0,9784 832,9784 832,0 887,0"><text:p/></draw:polyline><draw:polyline text:anchor-type="paragraph" draw:z-index="34" draw:name="Form8" draw:style-name="gr36" draw:text-style-name="P7" svg:width="1.405cm" svg:height="11.595cm" draw:transform="rotate (-1.5707963267949) translate (14.6385138888889cm 5.74498611111111cm)" svg:viewBox="0 0 1406 11596" draw:points="0,11596 1406,11596 1406,0"><text:p/></draw:polyline><draw:polyline text:anchor-type="paragraph" draw:z-index="35" draw:name="Form9" draw:style-name="gr32" draw:text-style-name="P7" svg:width="2.132cm" svg:height="12.57cm" draw:transform="rotate (-1.5707963267949) translate (14.6385138888889cm 5.72911111111111cm)" svg:viewBox="0 0 2133 12571" draw:points="0,12571 2133,12571 2133,0"><text:p/></draw:polyline><draw:frame text:anchor-type="paragraph" draw:z-index="36" draw:name="Form2" draw:style-name="gr33" draw:text-style-name="P8" svg:width="1.405cm" svg:height="0.408cm" svg:x="8.147cm" svg:y="3.083cm"><draw:text-box><text:p><text:span text:style-name="T1">Bu 2,5</text:span></text:p></draw:text-box></draw:frame><draw:frame text:anchor-type="paragraph" draw:z-index="37" draw:name="Form2" draw:style-name="gr33" draw:text-style-name="P8" svg:width="1.405cm" svg:height="0.408cm" svg:x="12.016cm" svg:y="6.05cm"><draw:text-box><text:p><text:span text:style-name="T1">Or 0,75</text:span></text:p></draw:text-box></draw:frame><draw:path text:anchor-type="paragraph" draw:z-index="38" draw:name="Form10" draw:style-name="gr37" draw:text-style-name="P10" svg:width="0.284cm" svg:height="0.376cm" draw:transform="rotate (-2.6471408764998) translate (9.84515288871139cm 6.00653053167242cm)" svg:viewBox="0 0 285 377" svg:d="M0 377c487 0 203-377 203-377l7 22"><text:p/></draw:path><draw:path text:anchor-type="paragraph" draw:z-index="39" draw:name="Form10" draw:style-name="gr37" draw:text-style-name="P10" svg:width="0.284cm" svg:height="0.376cm" draw:transform="rotate (-2.6471408764998) translate (9.86102788871139cm 6.62565553167243cm)" svg:viewBox="0 0 285 377" svg:d="M0 377c487 0 203-377 203-377l7 22"><text:p/></draw:path><draw:path text:anchor-type="paragraph" draw:z-index="40" draw:name="Form10" draw:style-name="gr37" draw:text-style-name="P10" svg:width="0.284cm" svg:height="0.376cm" draw:transform="rotate (-2.6471408764998) translate (9.86102788871139cm 7.24478053167243cm)" svg:viewBox="0 0 285 377" svg:d="M0 377c487 0 203-377 203-377l7 22"><text:p/></draw:path><draw:path text:anchor-type="paragraph" draw:z-index="41" draw:name="Form10" draw:style-name="gr37" draw:text-style-name="P10" svg:width="0.284cm" svg:height="0.376cm" draw:transform="rotate (-2.6471408764998) translate (9.86102788871139cm 7.95915553167243cm)" svg:viewBox="0 0 285 377" svg:d="M0 377c487 0 203-377 203-377l7 22"><text:p/></draw:path><draw:path text:anchor-type="paragraph" draw:z-index="44" draw:name="Form53" draw:style-name="gr41" draw:text-style-name="P7" svg:width="1.206cm" svg:height="0.793cm" draw:transform="rotate (1.5707963267949) translate (2.49403557676421cm 12.2692432257678cm)" svg:viewBox="0 0 1207 794" svg:d="M0 0c-6 324 255 357 595 386 271 27 620-6 612 408"><text:p/></draw:path><draw:path text:anchor-type="paragraph" draw:z-index="45" draw:name="Form53" draw:style-name="gr41" draw:text-style-name="P7" svg:width="2.514cm" svg:height="1.174cm" draw:transform="rotate (-3.11488911603428) translate (10.6347076911504cm 14.3262996371778cm)" svg:viewBox="0 0 2515 1175" svg:d="M0 0c-13 480 531 528 1240 571 563 40 1291-8 1275 604"><text:p/></draw:path><draw:polyline text:anchor-type="paragraph" draw:z-index="48" draw:name="Form12" draw:style-name="gr32" draw:text-style-name="P7" svg:width="13.419cm" svg:height="1.026cm" svg:x="1.219cm" svg:y="12.007cm" svg:viewBox="0 0 13420 1027" draw:points="0,1027 732,1027 732,0 13420,0"><text:p/></draw:polyline><draw:path text:anchor-type="paragraph" draw:z-index="49" draw:name="Form10" draw:style-name="gr37" draw:text-style-name="P10" svg:width="0.284cm" svg:height="0.376cm" draw:transform="rotate (-2.6471408764998) translate (9.86102788871139cm 12.0866555316724cm)" svg:viewBox="0 0 285 377" svg:d="M0 377c487 0 203-377 203-377l7 22"><text:p/></draw:path><draw:path text:anchor-type="paragraph" draw:z-index="50" draw:name="Form10" draw:style-name="gr37" draw:text-style-name="P10" svg:width="0.284cm" svg:height="0.376cm" draw:transform="rotate (-2.6471408764998) translate (9.86102788871139cm 11.3881555316724cm)" svg:viewBox="0 0 285 377" svg:d="M0 377c487 0 203-377 203-377l7 22"><text:p/></draw:path><draw:path text:anchor-type="paragraph" draw:z-index="51" draw:name="Form53" draw:style-name="gr41" draw:text-style-name="P7" svg:width="1.206cm" svg:height="0.793cm" draw:transform="rotate (1.5707963267949) translate (13.5906605767642cm 12.2692432257678cm)" svg:viewBox="0 0 1207 794" svg:d="M0 0c-6 324 255 357 595 386 271 27 620-6 612 408"><text:p/></draw:path><draw:frame text:anchor-type="paragraph" draw:z-index="52" draw:name="Form77" draw:style-name="gr42" draw:text-style-name="P19" svg:width="1.773cm" svg:height="0.442cm" svg:x="12.061cm" svg:y="10.95cm"><draw:text-box><text:p><text:span text:style-name="T4">0.75 green</text:span></text:p></draw:text-box></draw:frame><draw:frame text:anchor-type="paragraph" draw:z-index="53" draw:name="Form77" draw:style-name="gr43" draw:text-style-name="P19" svg:width="1.581cm" svg:height="0.992cm" svg:x="12.044cm" svg:y="11.673cm"><draw:text-box><text:p><text:span text:style-name="T4">0.75 green/gray</text:span></text:p></draw:text-box></draw:frame><draw:polyline text:anchor-type="paragraph" draw:z-index="47" draw:name="Form11" draw:style-name="gr37" draw:text-style-name="P10" svg:width="13.419cm" svg:height="0.015cm" svg:x="1.219cm" svg:y="11.287cm" svg:viewBox="0 0 13420 16" draw:points="0,0 13420,0 13420,16"><text:p/></draw:polyline><draw:polyline text:anchor-type="paragraph" draw:z-index="55" draw:name="Form13" draw:style-name="gr44" draw:text-style-name="P7" svg:width="3.167cm" svg:height="1.504cm" draw:transform="rotate (-1.5707963267949) translate (9.95538888888889cm 11.287125cm)" svg:viewBox="0 0 3168 1505" draw:points="0,0 1746,0 1746,1505 3168,1505"><text:p/></draw:polyline><draw:polyline text:anchor-type="paragraph" draw:z-index="56" draw:name="Form14" draw:style-name="gr45" draw:text-style-name="P7" svg:width="2.447cm" svg:height="0.214cm" draw:transform="rotate (-1.5707963267949) translate (10.3857777777778cm 12.0067916666667cm)" svg:viewBox="0 0 2448 215" draw:points="0,0 1489,0 1489,215 2448,215"><text:p/></draw:polyline><draw:frame text:anchor-type="paragraph" draw:z-index="57" draw:name="Form2" draw:style-name="gr33" draw:text-style-name="P8" svg:width="1.405cm" svg:height="0.408cm" svg:x="12.016cm" svg:y="6.765cm"><draw:text-box><text:p><text:span text:style-name="T1">Wh 1,5</text:span></text:p></draw:text-box></draw:frame><draw:frame text:anchor-type="paragraph" draw:z-index="58" draw:name="Form2" draw:style-name="gr33" draw:text-style-name="P8" svg:width="1.405cm" svg:height="0.408cm" svg:x="12.016cm" svg:y="7.479cm"><draw:text-box><text:p><text:span text:style-name="T1">Ye 0,75</text:span></text:p></draw:text-box></draw:frame><draw:frame text:anchor-type="paragraph" draw:z-index="59" draw:name="Form2" draw:style-name="gr33" draw:text-style-name="P8" svg:width="1.405cm" svg:height="0.408cm" svg:x="5.226cm" svg:y="0.079cm"><draw:text-box><text:p><text:span text:style-name="T1">Gr 0,75</text:span></text:p></draw:text-box></draw:frame><draw:frame text:anchor-type="paragraph" draw:z-index="62" draw:name="Form2" draw:style-name="gr33" draw:text-style-name="P8" svg:width="1.405cm" svg:height="0.408cm" svg:x="12.016cm" svg:y="5.431cm"><draw:text-box><text:p><text:span text:style-name="T1">Gr 0,75</text:span></text:p></draw:text-box></draw:frame><draw:path text:anchor-type="paragraph" draw:z-index="63" draw:name="Form10" draw:style-name="gr37" draw:text-style-name="P10" svg:width="0.284cm" svg:height="0.376cm" draw:transform="rotate (-2.6471408764998) translate (9.84515288871139cm 5.22865553167243cm)" svg:viewBox="0 0 285 377" svg:d="M0 377c487 0 203-377 203-377l7 22"><text:p/></draw:path><draw:polyline text:anchor-type="paragraph" draw:z-index="66" draw:name="Form16" draw:style-name="gr32" draw:text-style-name="P7" svg:width="0.278cm" svg:height="11.107cm" svg:x="11.065cm" svg:y="3.993cm" svg:viewBox="0 0 279 11108" draw:points="0,11108 279,11108 279,0"><text:p/></draw:polyline><draw:frame text:anchor-type="paragraph" draw:z-index="67" draw:name="Form2" draw:style-name="gr33" draw:text-style-name="P8" svg:width="1.405cm" svg:height="0.408cm" svg:x="12.474cm" svg:y="4.667cm"><draw:text-box><text:p><text:span text:style-name="T1">Bu 1,5</text:span></text:p></draw:text-box></draw:frame><draw:line text:anchor-type="paragraph" draw:z-index="68" draw:name="Form18" draw:style-name="gr32" draw:text-style-name="P7" svg:x1="12.21cm" svg:y1="5.089cm" svg:x2="14.639cm" svg:y2="5.089cm"><text:p/></draw:line><draw:custom-shape text:anchor-type="paragraph" draw:z-index="69" draw:name="Form20" draw:style-name="gr47" draw:text-style-name="P4" svg:width="0.579cm" svg:height="7.64cm" svg:x="9.26cm" svg:y="4.754cm"><text:p/><draw:enhanced-geometry svg:viewBox="0 0 21600 21600" draw:type="rectangle" draw:enhanced-path="M 0 0 L 21600 0 21600 21600 0 21600 0 0 Z N"/></draw:custom-shape><draw:frame text:anchor-type="paragraph" draw:z-index="70" draw:name="Form2" draw:style-name="gr48" draw:text-style-name="P8" svg:width="2.147cm" svg:height="0.927cm" svg:x="8.55cm" svg:y="3.828cm"><draw:text-box><text:p><text:span text:style-name="T1">At cabin/rear section</text:span></text:p></draw:text-box></draw:frame><draw:polyline text:anchor-type="paragraph" draw:z-index="76" draw:name="Form21" draw:style-name="gr52" draw:text-style-name="P7" svg:width="0.542cm" svg:height="0.241cm" draw:transform="rotate (-3.14159265358979) translate (14.6385138888889cm 22.0274444444444cm)" svg:viewBox="0 0 543 242" draw:points="0,242 533,242 533,0 543,0"><text:p/></draw:polyline><draw:custom-shape text:anchor-type="paragraph" draw:z-index="77" draw:name="Form22" draw:style-name="gr53" svg:width="3.555cm" svg:height="2.53cm" svg:x="1.919cm" svg:y="8.209cm"><text:p/><draw:enhanced-geometry svg:viewBox="0 0 21600 21600" draw:type="rectangle" draw:enhanced-path="M 0 0 L 21600 0 21600 21600 0 21600 0 0 Z N"/></draw:custom-shape><draw:frame text:anchor-type="paragraph" draw:z-index="78" draw:name="Form23" draw:style-name="gr54" draw:text-style-name="P17" svg:width="0.96cm" svg:height="0.579cm" svg:x="2.099cm" svg:y="9.07cm"><draw:text-box><text:p>ABS</text:p></draw:text-box></draw:frame><draw:line text:anchor-type="paragraph" draw:z-index="79" draw:name="Form24" draw:style-name="gr32" draw:text-style-name="P7" svg:x1="14.638cm" svg:y1="8.49cm" svg:x2="5.473cm" svg:y2="8.49cm"><text:p/></draw:line><draw:line text:anchor-type="paragraph" draw:z-index="80" draw:name="Form24" draw:style-name="gr32" draw:text-style-name="P7" svg:x1="14.638cm" svg:y1="9.156cm" svg:x2="5.473cm" svg:y2="9.156cm"><text:p/></draw:line><draw:line text:anchor-type="paragraph" draw:z-index="81" draw:name="Form24" draw:style-name="gr32" draw:text-style-name="P7" svg:x1="14.638cm" svg:y1="9.76cm" svg:x2="5.473cm" svg:y2="9.76cm"><text:p/></draw:line><draw:line text:anchor-type="paragraph" draw:z-index="82" draw:name="Form24" draw:style-name="gr32" draw:text-style-name="P7" svg:x1="14.638cm" svg:y1="10.426cm" svg:x2="5.473cm" svg:y2="10.426cm"><text:p/></draw:line><draw:frame text:anchor-type="paragraph" draw:z-index="83" draw:name="Form2" draw:style-name="gr55" draw:text-style-name="P8" svg:width="1.856cm" svg:height="0.482cm" svg:x="3.738cm" svg:y="8.257cm"><draw:text-box><text:p><text:span text:style-name="T1">L+ sensor</text:span></text:p></draw:text-box></draw:frame><draw:frame text:anchor-type="paragraph" draw:z-index="84" draw:name="Form2" draw:style-name="gr55" draw:text-style-name="P8" svg:width="1.856cm" svg:height="0.482cm" svg:x="3.738cm" svg:y="8.876cm"><draw:text-box><text:p><text:span text:style-name="T1">L- sensor</text:span></text:p></draw:text-box></draw:frame><draw:frame text:anchor-type="paragraph" draw:z-index="85" draw:name="Form2" draw:style-name="gr55" draw:text-style-name="P8" svg:width="1.856cm" svg:height="0.482cm" svg:x="3.738cm" svg:y="9.495cm"><draw:text-box><text:p><text:span text:style-name="T1">R+ sensor</text:span></text:p></draw:text-box></draw:frame><draw:frame text:anchor-type="paragraph" draw:z-index="86" draw:name="Form2" draw:style-name="gr55" draw:text-style-name="P8" svg:width="1.856cm" svg:height="0.482cm" svg:x="3.738cm" svg:y="10.146cm"><draw:text-box><text:p><text:span text:style-name="T1">R- sensor</text:span></text:p></draw:text-box></draw:frame><draw:path text:anchor-type="paragraph" draw:z-index="87" draw:name="Form10" draw:style-name="gr37" draw:text-style-name="P10" svg:width="0.284cm" svg:height="0.376cm" draw:transform="rotate (-2.6471408764998) translate (9.86102788871139cm 8.61003053167243cm)" svg:viewBox="0 0 285 377" svg:d="M0 377c487 0 203-377 203-377l7 22"><text:p/></draw:path><draw:path text:anchor-type="paragraph" draw:z-index="88" draw:name="Form10" draw:style-name="gr37" draw:text-style-name="P10" svg:width="0.284cm" svg:height="0.376cm" draw:transform="rotate (-2.6471408764998) translate (9.86102788871139cm 9.26090553167243cm)" svg:viewBox="0 0 285 377" svg:d="M0 377c487 0 203-377 203-377l7 22"><text:p/></draw:path><draw:path text:anchor-type="paragraph" draw:z-index="89" draw:name="Form10" draw:style-name="gr37" draw:text-style-name="P10" svg:width="0.284cm" svg:height="0.376cm" draw:transform="rotate (-2.6471408764998) translate (9.86102788871139cm 9.86415553167243cm)" svg:viewBox="0 0 285 377" svg:d="M0 377c487 0 203-377 203-377l7 22"><text:p/></draw:path><draw:path text:anchor-type="paragraph" draw:z-index="90" draw:name="Form10" draw:style-name="gr37" draw:text-style-name="P10" svg:width="0.284cm" svg:height="0.376cm" draw:transform="rotate (-2.6471408764998) translate (9.86102788871139cm 10.5467805316724cm)" svg:viewBox="0 0 285 377" svg:d="M0 377c487 0 203-377 203-377l7 22"><text:p/></draw:path><draw:custom-shape text:anchor-type="paragraph" draw:z-index="91" draw:name="Form25" draw:style-name="gr56" draw:text-style-name="P4" svg:width="0.449cm" svg:height="0.881cm" svg:x="13.328cm" svg:y="8.2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Form25" draw:style-name="gr57" draw:text-style-name="P4" svg:width="0.405cm" svg:height="0.881cm" svg:x="6.327cm" svg:y="8.2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Form25" draw:style-name="gr58" draw:text-style-name="P4" svg:width="0.449cm" svg:height="0.849cm" svg:x="13.328cm" svg:y="9.5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Form25" draw:style-name="gr59" draw:text-style-name="P4" svg:width="0.438cm" svg:height="0.849cm" svg:x="6.327cm" svg:y="9.5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Form29" draw:style-name="gr2" draw:text-style-name="P5" svg:width="1.985cm" svg:height="0.636cm" svg:x="14.639cm" svg:y="17.528cm"><text:p>J2 30pin</text:p><draw:enhanced-geometry svg:viewBox="0 0 21600 21600" draw:type="rectangle" draw:enhanced-path="M 0 0 L 21600 0 21600 21600 0 21600 0 0 Z N"/></draw:custom-shape><draw:custom-shape text:anchor-type="paragraph" draw:z-index="96" draw:name="Form29" draw:style-name="gr2" draw:text-style-name="P5" svg:width="1.985cm" svg:height="0.636cm" svg:x="14.639cm" svg:y="18.147cm"><text:p>J1 30pin</text:p><draw:enhanced-geometry svg:viewBox="0 0 21600 21600" draw:type="rectangle" draw:enhanced-path="M 0 0 L 21600 0 21600 21600 0 21600 0 0 Z N"/></draw:custom-shape><draw:custom-shape text:anchor-type="paragraph" draw:z-index="97" draw:name="Form29" draw:style-name="gr2" draw:text-style-name="P5" svg:width="1.985cm" svg:height="0.636cm" svg:x="14.639cm" svg:y="19.528cm"><text:p>H2 30pin</text:p><draw:enhanced-geometry svg:viewBox="0 0 21600 21600" draw:type="rectangle" draw:enhanced-path="M 0 0 L 21600 0 21600 21600 0 21600 0 0 Z N"/></draw:custom-shape><draw:custom-shape text:anchor-type="paragraph" draw:z-index="98" draw:name="Form29" draw:style-name="gr2" draw:text-style-name="P5" svg:width="1.985cm" svg:height="0.636cm" svg:x="14.639cm" svg:y="20.147cm"><text:p>H1 30pin</text:p><draw:enhanced-geometry svg:viewBox="0 0 21600 21600" draw:type="rectangle" draw:enhanced-path="M 0 0 L 21600 0 21600 21600 0 21600 0 0 Z N"/></draw:custom-shape><draw:polyline text:anchor-type="paragraph" draw:z-index="99" draw:name="Form26" draw:style-name="gr32" draw:text-style-name="P7" svg:width="11.51cm" svg:height="2.513cm" draw:transform="rotate (-3.14159265358979) translate (14.6385138888889cm 16.1466388888889cm)" svg:viewBox="0 0 11511 2514" draw:points="0,2514 2582,2514 2582,0 11511,0"><text:p/></draw:polyline><draw:line text:anchor-type="paragraph" draw:z-index="100" draw:name="Form27" draw:style-name="gr32" draw:text-style-name="P7" svg:x1="3.127cm" svg:y1="16.147cm" svg:x2="3.127cm" svg:y2="17.943cm"><text:p/></draw:line><draw:polyline text:anchor-type="paragraph" draw:z-index="101" draw:name="Form30" draw:style-name="gr32" draw:text-style-name="P7" svg:width="11.496cm" svg:height="4.993cm" draw:transform="rotate (-3.14159265358979) translate (14.6385138888889cm 19.3216388888889cm)" svg:viewBox="0 0 11497 4994" draw:points="0,4994 2136,4994 2136,2762 10470,2762 10470,0 11497,0"><text:p/></draw:polyline><draw:line text:anchor-type="paragraph" draw:z-index="102" draw:name="Form31" draw:style-name="gr32" draw:text-style-name="P7" svg:x1="3.141cm" svg:y1="19.322cm" svg:x2="3.141cm" svg:y2="18.925cm"><text:p/></draw:line><draw:custom-shape text:anchor-type="paragraph" draw:z-index="103" draw:name="Form25" draw:style-name="gr58" draw:text-style-name="P4" svg:width="0.449cm" svg:height="0.849cm" svg:x="13.328cm" svg:y="13.499cm"><text:p/><draw:enhanced-geometry svg:viewBox="0 0 21600 21600" draw:glue-points="10800 0 3163 3163 0 10800 3163 18437 10800 21600 18437 18437 21600 10800 18437 3163" draw:text-areas="3163 3163 18437 18437" draw:type="ellipse" draw:enhanced-path="U 10800 10800 10800 10800 0 360 Z N"/></draw:custom-shape><draw:polyline text:anchor-type="paragraph" draw:z-index="104" draw:name="Form32" draw:style-name="gr32" draw:text-style-name="P7" svg:width="4.516cm" svg:height="2.705cm" draw:transform="rotate (-3.14159265358979) translate (14.6385138888889cm 17.9422777777778cm)" svg:viewBox="0 0 4517 2706" draw:points="0,2706 1640,2706 1640,903 4517,903 4517,0"><text:p/></draw:polyline><draw:polyline text:anchor-type="paragraph" draw:z-index="105" draw:name="Form33" draw:style-name="gr32" draw:text-style-name="P7" svg:width="4.5cm" svg:height="3.537cm" draw:transform="rotate (-3.14159265358979) translate (14.6385138888889cm 19.4045416666667cm)" svg:viewBox="0 0 4501 3538" draw:points="0,3538 1194,3538 1194,1969 3526,1969 3526,0 4501,0 4501,385"><text:p/></draw:polyline><draw:custom-shape text:anchor-type="paragraph" draw:z-index="106" draw:name="Form25" draw:style-name="gr58" draw:text-style-name="P4" svg:width="0.449cm" svg:height="0.849cm" svg:x="13.328cm" svg:y="15.023cm"><text:p/><draw:enhanced-geometry svg:viewBox="0 0 21600 21600" draw:glue-points="10800 0 3163 3163 0 10800 3163 18437 10800 21600 18437 18437 21600 10800 18437 3163" draw:text-areas="3163 3163 18437 18437" draw:type="ellipse" draw:enhanced-path="U 10800 10800 10800 10800 0 360 Z N"/></draw:custom-shape><draw:polyline text:anchor-type="paragraph" draw:z-index="107" draw:name="Form34" draw:style-name="gr32" draw:text-style-name="P7" svg:width="11.496cm" svg:height="4.075cm" draw:transform="rotate (-3.14159265358979) translate (14.6385138888889cm 21.9427777777778cm)" svg:viewBox="0 0 11497 4076" draw:points="0,4076 2831,4076 2831,1778 11497,1778 11497,0"><text:p/></draw:polyline><draw:polyline text:anchor-type="paragraph" draw:z-index="108" draw:name="Form35" draw:style-name="gr32" draw:text-style-name="P7" svg:width="11.496cm" svg:height="4.927cm" draw:transform="rotate (-3.14159265358979) translate (14.6385138888889cm 23.4226805555556cm)" svg:viewBox="0 0 11497 4928" draw:points="0,4928 152,4928 2219,4928 2219,2745 10488,2745 10488,0 11497,0 11497,402"><text:p/></draw:polyline><draw:polyline text:anchor-type="paragraph" draw:z-index="109" draw:style-name="gr32" draw:text-style-name="P7" svg:width="4.5cm" svg:height="2.156cm" draw:transform="rotate (-3.14159265358979) translate (14.6385138888889cm 21.9427777777778cm)" svg:viewBox="0 0 4501 2157" draw:points="0,2157 1656,2157 1656,686 4501,686 4501,0"><text:p/></draw:polyline><draw:polyline text:anchor-type="paragraph" draw:z-index="110" draw:name="Form36" draw:style-name="gr32" draw:text-style-name="P7" svg:width="4.5cm" svg:height="2.975cm" draw:transform="rotate (-3.14159265358979) translate (14.6385138888889cm 23.4226805555555cm)" svg:viewBox="0 0 4501 2976" draw:points="0,2976 1076,2976 1076,1736 3445,1736 3445,0 4501,0 4501,480"><text:p/></draw:polyline><draw:custom-shape text:anchor-type="paragraph" draw:z-index="111" draw:name="Form25" draw:style-name="gr58" draw:text-style-name="P4" svg:width="0.449cm" svg:height="0.849cm" svg:x="13.328cm" svg:y="17.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2" draw:name="Form25" draw:style-name="gr58" draw:text-style-name="P4" svg:width="0.449cm" svg:height="0.849cm" svg:x="13.328cm" svg:y="19.61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13" draw:name="Form37" draw:style-name="gr60" draw:text-style-name="P17" svg:width="1.77cm" svg:height="0.546cm" svg:x="0.496cm" svg:y="16.759cm"><draw:text-box><text:p>LF sensor</text:p></draw:text-box></draw:frame><draw:frame text:anchor-type="paragraph" draw:z-index="114" draw:name="Form37" draw:style-name="gr60" draw:text-style-name="P17" svg:width="1.77cm" svg:height="0.546cm" svg:x="7.497cm" svg:y="16.759cm"><draw:text-box><text:p>RF sensor</text:p></draw:text-box></draw:frame><draw:frame text:anchor-type="paragraph" draw:z-index="115" draw:name="Form37" draw:style-name="gr60" draw:text-style-name="P17" svg:width="1.77cm" svg:height="0.546cm" svg:x="0.496cm" svg:y="20.759cm"><draw:text-box><text:p>LR sensor</text:p></draw:text-box></draw:frame><draw:frame text:anchor-type="paragraph" draw:z-index="116" draw:name="Form37" draw:style-name="gr60" draw:text-style-name="P17" svg:width="1.77cm" svg:height="0.546cm" svg:x="7.497cm" svg:y="20.759cm"><draw:text-box><text:p>RR sensor</text:p></draw:text-box></draw:frame><draw:custom-shape text:anchor-type="paragraph" draw:z-index="0" draw:name="Form28" draw:style-name="gr1" draw:text-style-name="P4" svg:width="2.276cm" svg:height="17.938cm" svg:x="14.639cm" svg:y="4.225cm"><text:p/><draw:enhanced-geometry svg:viewBox="0 0 21600 21600" draw:type="rectangle" draw:enhanced-path="M 0 0 L 21600 0 21600 21600 0 21600 0 0 Z N"/></draw:custom-shape><draw:line text:anchor-type="paragraph" draw:z-index="117" draw:name="Form17" draw:style-name="gr61" draw:text-style-name="P7" svg:x1="12.21cm" svg:y1="3.926cm" svg:x2="12.21cm" svg:y2="5.088cm"><text:p/></draw:line><draw:polyline text:anchor-type="paragraph" draw:z-index="118" draw:name="Form19" draw:style-name="gr62" draw:text-style-name="P7" svg:width="0.639cm" svg:height="3.006cm" draw:transform="rotate (-3.14159265358979) translate (11.3400416666667cm 5.08352777777778cm)" svg:viewBox="0 0 640 3007" draw:points="0,3007 640,3007 640,0"><text:p/></draw:polyline><draw:line text:anchor-type="paragraph" draw:z-index="119" draw:name="Form38" draw:style-name="gr63" draw:text-style-name="P7" svg:x1="12.21cm" svg:y1="2.062cm" svg:x2="11.34cm" svg:y2="2.062cm"><text:p/></draw:line><draw:frame text:anchor-type="paragraph" draw:z-index="120" draw:name="Form2" draw:style-name="gr33" draw:text-style-name="P8" svg:width="1.405cm" svg:height="0.408cm" svg:x="10.248cm" svg:y="1.655cm"><draw:text-box><text:p><text:span text:style-name="T1">Bu 2,5</text:span></text:p></draw:text-box></draw:frame><draw:frame text:anchor-type="paragraph" draw:z-index="121" draw:name="Form2" draw:style-name="gr33" draw:text-style-name="P8" svg:width="1.405cm" svg:height="0.408cm" draw:transform="rotate (-1.5707963267949) translate (11.763375cm 4.33916666666667cm)"><draw:text-box><text:p><text:span text:style-name="T1">Bu 1,5</text:span></text:p></draw:text-box></draw:frame></text:p>
      <text:p text:style-name="P1"/>
      <text:p text:style-name="P1"/>
      <text:p text:style-name="P3"><draw:g text:anchor-type="paragraph" draw:z-index="149" draw:style-name="gr4"><draw:rect draw:style-name="gr16" draw:text-style-name="P7" svg:width="1.308cm" svg:height="0.528cm" svg:x="5.591cm" svg:y="0.769cm"><text:p/></draw:rect><draw:line draw:style-name="gr16" draw:text-style-name="P7" svg:x1="5.3cm" svg:y1="1.032cm" svg:x2="7.274cm" svg:y2="1.032cm"><text:p/></draw:line><draw:frame draw:style-name="gr67" draw:text-style-name="P17" svg:width="0.807cm" svg:height="0.563cm" svg:x="5.928cm" svg:y="0.386cm"><draw:text-box><text:p>30A</text:p></draw:text-box></draw:frame></draw:g><draw:g text:anchor-type="paragraph" draw:z-index="153" draw:style-name="gr4"><draw:rect draw:style-name="gr16" draw:text-style-name="P7" svg:width="1.308cm" svg:height="0.528cm" svg:x="5.591cm" svg:y="2.928cm"><text:p/></draw:rect><draw:line draw:style-name="gr16" draw:text-style-name="P7" svg:x1="5.3cm" svg:y1="3.191cm" svg:x2="7.274cm" svg:y2="3.191cm"><text:p/></draw:line><draw:frame draw:style-name="gr67" draw:text-style-name="P17" svg:width="0.807cm" svg:height="0.563cm" svg:x="5.928cm" svg:y="2.545cm"><draw:text-box><text:p>30A</text:p></draw:text-box></draw:frame></draw:g><draw:custom-shape text:anchor-type="paragraph" draw:z-index="122" draw:name="Form28" draw:style-name="gr64" draw:text-style-name="P4" svg:width="2.276cm" svg:height="24.3cm" svg:x="0.072cm" svg:y="0.413cm"><text:p/><draw:enhanced-geometry svg:viewBox="0 0 21600 21600" draw:type="rectangle" draw:enhanced-path="M 0 0 L 21600 0 21600 21600 0 21600 0 0 Z N"/></draw:custom-shape><draw:custom-shape text:anchor-type="paragraph" draw:z-index="123" draw:name="Form29" draw:style-name="gr2" draw:text-style-name="P5" svg:width="1.985cm" svg:height="0.636cm" svg:x="0.355cm" svg:y="1.468cm"><text:p>B2 30pin</text:p><draw:enhanced-geometry svg:viewBox="0 0 21600 21600" draw:type="rectangle" draw:enhanced-path="M 0 0 L 21600 0 21600 21600 0 21600 0 0 Z N"/></draw:custom-shape><draw:custom-shape text:anchor-type="paragraph" draw:z-index="124" draw:name="Form29" draw:style-name="gr2" draw:text-style-name="P5" svg:width="1.985cm" svg:height="0.636cm" svg:x="0.355cm" svg:y="0.827cm"><text:p>B1 30pin</text:p><draw:enhanced-geometry svg:viewBox="0 0 21600 21600" draw:type="rectangle" draw:enhanced-path="M 0 0 L 21600 0 21600 21600 0 21600 0 0 Z N"/></draw:custom-shape><draw:custom-shape text:anchor-type="paragraph" draw:z-index="125" draw:name="Form29" draw:style-name="gr2" draw:text-style-name="P5" svg:width="1.985cm" svg:height="0.636cm" svg:x="0.362cm" svg:y="2.096cm"><text:p>B3 30pin</text:p><draw:enhanced-geometry svg:viewBox="0 0 21600 21600" draw:type="rectangle" draw:enhanced-path="M 0 0 L 21600 0 21600 21600 0 21600 0 0 Z N"/></draw:custom-shape><draw:custom-shape text:anchor-type="paragraph" draw:z-index="126" draw:name="Form29" draw:style-name="gr65" draw:text-style-name="P21" svg:width="1.985cm" svg:height="0.636cm" svg:x="0.362cm" svg:y="2.921cm"><text:p>E1 18pin</text:p><draw:enhanced-geometry svg:viewBox="0 0 21600 21600" draw:type="rectangle" draw:enhanced-path="M 0 0 L 21600 0 21600 21600 0 21600 0 0 Z N"/></draw:custom-shape><draw:custom-shape text:anchor-type="paragraph" draw:z-index="127" draw:name="Form29" draw:style-name="gr65" draw:text-style-name="P21" svg:width="1.985cm" svg:height="0.636cm" svg:x="0.362cm" svg:y="3.538cm"><text:p>E2 18pin</text:p><draw:enhanced-geometry svg:viewBox="0 0 21600 21600" draw:type="rectangle" draw:enhanced-path="M 0 0 L 21600 0 21600 21600 0 21600 0 0 Z N"/></draw:custom-shape><draw:custom-shape text:anchor-type="paragraph" draw:z-index="128" draw:name="Form29" draw:style-name="gr65" draw:text-style-name="P21" svg:width="1.985cm" svg:height="0.636cm" svg:x="0.362cm" svg:y="4.17cm"><text:p>E3 18pin</text:p><draw:enhanced-geometry svg:viewBox="0 0 21600 21600" draw:type="rectangle" draw:enhanced-path="M 0 0 L 21600 0 21600 21600 0 21600 0 0 Z N"/></draw:custom-shape><draw:custom-shape text:anchor-type="paragraph" draw:z-index="129" draw:name="Form29" draw:style-name="gr2" draw:text-style-name="P5" svg:width="1.985cm" svg:height="0.636cm" svg:x="0.362cm" svg:y="15.083cm"><text:p>F3 30pin</text:p><draw:enhanced-geometry svg:viewBox="0 0 21600 21600" draw:type="rectangle" draw:enhanced-path="M 0 0 L 21600 0 21600 21600 0 21600 0 0 Z N"/></draw:custom-shape><draw:custom-shape text:anchor-type="paragraph" draw:z-index="130" draw:name="Form29" draw:style-name="gr2" draw:text-style-name="P5" svg:width="1.985cm" svg:height="0.636cm" svg:x="0.362cm" svg:y="16.538cm"><text:p>E3 30pin</text:p><draw:enhanced-geometry svg:viewBox="0 0 21600 21600" draw:type="rectangle" draw:enhanced-path="M 0 0 L 21600 0 21600 21600 0 21600 0 0 Z N"/></draw:custom-shape><draw:custom-shape text:anchor-type="paragraph" draw:z-index="131" draw:name="Form29" draw:style-name="gr65" draw:text-style-name="P21" svg:width="1.985cm" svg:height="0.636cm" svg:x="0.362cm" svg:y="18.062cm"><text:p>A3 18pin</text:p><draw:enhanced-geometry svg:viewBox="0 0 21600 21600" draw:type="rectangle" draw:enhanced-path="M 0 0 L 21600 0 21600 21600 0 21600 0 0 Z N"/></draw:custom-shape><draw:custom-shape text:anchor-type="paragraph" draw:z-index="132" draw:name="Form29" draw:style-name="gr65" draw:text-style-name="P21" svg:width="1.985cm" svg:height="0.636cm" svg:x="0.362cm" svg:y="19.523cm"><text:p>B3 18pin</text:p><draw:enhanced-geometry svg:viewBox="0 0 21600 21600" draw:type="rectangle" draw:enhanced-path="M 0 0 L 21600 0 21600 21600 0 21600 0 0 Z N"/></draw:custom-shape><draw:custom-shape text:anchor-type="paragraph" draw:z-index="134" draw:name="Form29" draw:style-name="gr65" draw:text-style-name="P21" svg:width="1.985cm" svg:height="0.636cm" svg:x="0.362cm" svg:y="21.015cm"><text:p>F2 18pin</text:p><draw:enhanced-geometry svg:viewBox="0 0 21600 21600" draw:type="rectangle" draw:enhanced-path="M 0 0 L 21600 0 21600 21600 0 21600 0 0 Z N"/></draw:custom-shape><draw:custom-shape text:anchor-type="paragraph" draw:z-index="135" draw:name="Form29" draw:style-name="gr65" draw:text-style-name="P21" svg:width="1.985cm" svg:height="0.636cm" svg:x="0.362cm" svg:y="21.65cm"><text:p>F3 18pin</text:p><draw:enhanced-geometry svg:viewBox="0 0 21600 21600" draw:type="rectangle" draw:enhanced-path="M 0 0 L 21600 0 21600 21600 0 21600 0 0 Z N"/></draw:custom-shape><draw:custom-shape text:anchor-type="paragraph" draw:z-index="136" draw:name="Form29" draw:style-name="gr2" draw:text-style-name="P5" svg:width="1.985cm" svg:height="0.636cm" svg:x="0.362cm" svg:y="22.65cm"><text:p>A1 30pin</text:p><draw:enhanced-geometry svg:viewBox="0 0 21600 21600" draw:type="rectangle" draw:enhanced-path="M 0 0 L 21600 0 21600 21600 0 21600 0 0 Z N"/></draw:custom-shape><draw:custom-shape text:anchor-type="paragraph" draw:z-index="137" draw:name="Form29" draw:style-name="gr2" draw:text-style-name="P5" svg:width="1.985cm" svg:height="0.636cm" svg:x="0.362cm" svg:y="23.28cm"><text:p>A2 30pin</text:p><draw:enhanced-geometry svg:viewBox="0 0 21600 21600" draw:type="rectangle" draw:enhanced-path="M 0 0 L 21600 0 21600 21600 0 21600 0 0 Z N"/></draw:custom-shape><draw:custom-shape text:anchor-type="paragraph" draw:z-index="138" draw:name="Form29" draw:style-name="gr2" draw:text-style-name="P5" svg:width="1.985cm" svg:height="0.636cm" svg:x="0.362cm" svg:y="23.915cm"><text:p>A3 30pin</text:p><draw:enhanced-geometry svg:viewBox="0 0 21600 21600" draw:type="rectangle" draw:enhanced-path="M 0 0 L 21600 0 21600 21600 0 21600 0 0 Z N"/></draw:custom-shape><draw:frame text:anchor-type="paragraph" draw:z-index="150" draw:name="Form44" draw:style-name="gr68" draw:text-style-name="P17" svg:width="0.81cm" svg:height="0.53cm" svg:x="11.924cm" svg:y="0.125cm"><draw:text-box><text:p>30</text:p></draw:text-box></draw:frame><draw:line text:anchor-type="paragraph" draw:z-index="154" draw:name="Form45" draw:style-name="gr61" draw:text-style-name="P7" svg:x1="5.301cm" svg:y1="3.196cm" svg:x2="2.339cm" svg:y2="3.196cm"><text:p/></draw:line><draw:frame text:anchor-type="paragraph" draw:z-index="165" draw:name="Form2" draw:style-name="gr48" draw:text-style-name="P8" svg:width="2.147cm" svg:height="0.927cm" svg:x="8.879cm" svg:y="-0.374cm"><draw:text-box><text:p><text:span text:style-name="T1">A</text:span><text:span text:style-name="T1">t</text:span><text:span text:style-name="T1"> </text:span><text:span text:style-name="T1">c</text:span><text:span text:style-name="T1">a</text:span><text:span text:style-name="T1">b</text:span><text:span text:style-name="T1">i</text:span><text:span text:style-name="T1">n</text:span><text:span text:style-name="T1">/</text:span><text:span text:style-name="T1">r</text:span><text:span text:style-name="T1">e</text:span><text:span text:style-name="T1">a</text:span><text:span text:style-name="T1">r</text:span><text:span text:style-name="T1"> </text:span><text:span text:style-name="T1">s</text:span><text:span text:style-name="T1">e</text:span><text:span text:style-name="T1">c</text:span><text:span text:style-name="T1">t</text:span><text:span text:style-name="T1">i</text:span><text:span text:style-name="T1">o</text:span><text:span text:style-name="T1">n</text:span></text:p></draw:text-box></draw:frame></text:p>
      <text:p text:style-name="P1"><draw:g text:anchor-type="paragraph" draw:z-index="139" draw:style-name="gr4"><draw:line draw:style-name="gr16" draw:text-style-name="P7" svg:x1="2.651cm" svg:y1="24.723cm" svg:x2="3.477cm" svg:y2="24.723cm"><text:p/></draw:line><draw:line draw:style-name="gr16" draw:text-style-name="P7" svg:x1="2.896cm" svg:y1="25.035cm" svg:x2="3.051cm" svg:y2="24.723cm"><text:p/></draw:line><draw:line draw:style-name="gr16" draw:text-style-name="P7" svg:x1="3.3cm" svg:y1="25.008cm" svg:x2="3.455cm" svg:y2="24.696cm"><text:p/></draw:line><draw:line draw:style-name="gr16" draw:text-style-name="P7" svg:x1="2.529cm" svg:y1="25.017cm" svg:x2="2.684cm" svg:y2="24.705cm"><text:p/></draw:line><draw:line draw:style-name="gr16" draw:text-style-name="P7" svg:x1="3.032cm" svg:y1="24.257cm" svg:x2="3.032cm" svg:y2="24.723cm"><text:p/></draw:line></draw:g><draw:g text:anchor-type="paragraph" draw:z-index="145" draw:style-name="gr4"><draw:line draw:style-name="gr16" draw:text-style-name="P7" svg:x1="3.985cm" svg:y1="22.501cm" svg:x2="4.811cm" svg:y2="22.501cm"><text:p/></draw:line><draw:line draw:style-name="gr16" draw:text-style-name="P7" svg:x1="4.23cm" svg:y1="22.813cm" svg:x2="4.385cm" svg:y2="22.501cm"><text:p/></draw:line><draw:line draw:style-name="gr16" draw:text-style-name="P7" svg:x1="4.634cm" svg:y1="22.786cm" svg:x2="4.789cm" svg:y2="22.474cm"><text:p/></draw:line><draw:line draw:style-name="gr16" draw:text-style-name="P7" svg:x1="3.863cm" svg:y1="22.795cm" svg:x2="4.018cm" svg:y2="22.483cm"><text:p/></draw:line><draw:line draw:style-name="gr16" draw:text-style-name="P7" svg:x1="4.366cm" svg:y1="22.035cm" svg:x2="4.366cm" svg:y2="22.501cm"><text:p/></draw:line></draw:g><draw:g text:anchor-type="paragraph" draw:z-index="166" draw:style-name="gr4"><draw:custom-shape draw:style-name="gr72" draw:text-style-name="P22" svg:width="1.184cm" svg:height="1.063cm" svg:x="8.052cm" svg:y="14.873cm"><text:p text:style-name="P7"><text:span text:style-name="T5">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7" svg:x1="8.653cm" svg:y1="14.42cm" svg:x2="8.653cm" svg:y2="14.873cm"><text:p/></draw:line><draw:line draw:style-name="gr9" draw:text-style-name="P7" svg:x1="8.633cm" svg:y1="15.935cm" svg:x2="8.633cm" svg:y2="16.317cm"><text:p/></draw:line></draw:g><draw:g text:anchor-type="paragraph" draw:z-index="167" draw:style-name="gr4"><draw:custom-shape draw:style-name="gr72" draw:text-style-name="P22" svg:width="1.184cm" svg:height="1.063cm" svg:x="4.932cm" svg:y="8.687cm"><text:p text:style-name="P7"><text:span text:style-name="T5">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7" svg:x1="5.533cm" svg:y1="8.234cm" svg:x2="5.533cm" svg:y2="8.687cm"><text:p/></draw:line><draw:line draw:style-name="gr9" draw:text-style-name="P7" svg:x1="5.513cm" svg:y1="9.749cm" svg:x2="5.513cm" svg:y2="10.131cm"><text:p/></draw:line></draw:g><draw:g text:anchor-type="paragraph" draw:z-index="168" draw:style-name="gr4"><draw:custom-shape draw:style-name="gr72" draw:text-style-name="P22" svg:width="1.184cm" svg:height="1.063cm" svg:x="4.978cm" svg:y="11.867cm"><text:p text:style-name="P7"><text:span text:style-name="T5">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7" svg:x1="5.579cm" svg:y1="11.414cm" svg:x2="5.579cm" svg:y2="11.867cm"><text:p/></draw:line><draw:line draw:style-name="gr9" draw:text-style-name="P7" svg:x1="5.559cm" svg:y1="12.93cm" svg:x2="5.559cm" svg:y2="13.312cm"><text:p/></draw:line></draw:g><draw:g text:anchor-type="paragraph" draw:z-index="169" draw:style-name="gr4"><draw:custom-shape draw:style-name="gr72" draw:text-style-name="P22" svg:width="1.184cm" svg:height="1.063cm" svg:x="8.073cm" svg:y="17.766cm"><text:p text:style-name="P7"><text:span text:style-name="T5">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7" svg:x1="8.674cm" svg:y1="17.313cm" svg:x2="8.674cm" svg:y2="17.766cm"><text:p/></draw:line><draw:line draw:style-name="gr9" draw:text-style-name="P7" svg:x1="8.653cm" svg:y1="18.828cm" svg:x2="8.653cm" svg:y2="19.21cm"><text:p/></draw:line></draw:g><draw:g text:anchor-type="paragraph" draw:z-index="212" draw:style-name="gr4"><draw:rect draw:style-name="gr16" draw:text-style-name="P7" svg:width="1.308cm" svg:height="0.528cm" draw:transform="rotate (1.5707963267949) translate (10.1511805555556cm 9.45620833333333cm)"><text:p/></draw:rect><draw:line draw:style-name="gr16" draw:text-style-name="P7" svg:x1="10.414cm" svg:y1="9.748cm" svg:x2="10.414cm" svg:y2="7.774cm"><text:p/></draw:line><draw:frame draw:style-name="gr67" draw:text-style-name="P17" svg:width="0.807cm" svg:height="0.563cm" draw:transform="rotate (1.5707963267949) translate (9.76841666666667cm 9.11930555555555cm)"><draw:text-box><text:p>30A</text:p></draw:text-box></draw:frame></draw:g><draw:g text:anchor-type="paragraph" draw:z-index="213" draw:style-name="gr4"><draw:rect draw:style-name="gr16" draw:text-style-name="P7" svg:width="1.308cm" svg:height="0.528cm" draw:transform="rotate (1.5707963267949) translate (11.5005555555556cm 9.45620833333333cm)"><text:p/></draw:rect><draw:line draw:style-name="gr16" draw:text-style-name="P7" svg:x1="11.764cm" svg:y1="9.748cm" svg:x2="11.764cm" svg:y2="7.774cm"><text:p/></draw:line><draw:frame draw:style-name="gr67" draw:text-style-name="P17" svg:width="0.807cm" svg:height="0.563cm" draw:transform="rotate (1.5707963267949) translate (11.1177916666667cm 9.11930555555555cm)"><draw:text-box><text:p>30A</text:p></draw:text-box></draw:frame></draw:g><draw:g text:anchor-type="paragraph" draw:z-index="215" draw:style-name="gr77"><draw:custom-shape draw:name="Form49" draw:style-name="gr78" draw:text-style-name="P4" svg:width="3.507cm" svg:height="0.913cm" svg:x="9.477cm" svg:y="9.79cm"><text:p/><draw:enhanced-geometry svg:viewBox="0 0 21600 21600" draw:mirror-horizontal="false" draw:mirror-vertical="false" draw:type="rectangle" draw:enhanced-path="M 0 0 L 21600 0 21600 21600 0 21600 0 0 Z N"/></draw:custom-shape><draw:frame draw:name="Form51" draw:style-name="gr40" draw:text-style-name="P23" svg:width="2.694cm" svg:height="0.489cm" svg:x="9.742cm" svg:y="10.007cm"><draw:text-box><text:p text:style-name="P7">Suspension</text:p></draw:text-box></draw:frame></draw:g><draw:custom-shape text:anchor-type="paragraph" draw:z-index="133" draw:name="Form29" draw:style-name="gr65" draw:text-style-name="P21" svg:width="1.985cm" svg:height="0.636cm" svg:x="0.363cm" svg:y="19.904cm"><text:p>F1 18pin</text:p><draw:enhanced-geometry svg:viewBox="0 0 21600 21600" draw:type="rectangle" draw:enhanced-path="M 0 0 L 21600 0 21600 21600 0 21600 0 0 Z N"/></draw:custom-shape><draw:frame text:anchor-type="paragraph" draw:z-index="140" draw:name="Form77" draw:style-name="gr66" draw:text-style-name="P19" svg:width="1.377cm" svg:height="0.348cm" svg:x="2.563cm" svg:y="22.075cm"><draw:text-box><text:p><text:span text:style-name="T4">2</text:span><text:span text:style-name="T4">.</text:span><text:span text:style-name="T4">5</text:span><text:span text:style-name="T4"> </text:span><text:span text:style-name="T4">b</text:span><text:span text:style-name="T4">l</text:span><text:span text:style-name="T4">a</text:span><text:span text:style-name="T4">c</text:span><text:span text:style-name="T4">k</text:span></text:p></draw:text-box></draw:frame><draw:polyline text:anchor-type="paragraph" draw:z-index="141" draw:name="Form39" draw:style-name="gr62" draw:text-style-name="P7" svg:width="0.678cm" svg:height="1.849cm" svg:x="2.348cm" svg:y="22.407cm" svg:viewBox="0 0 679 1850" draw:points="0,0 679,0 679,1850"><text:p/></draw:polyline><draw:line text:anchor-type="paragraph" draw:z-index="142" draw:name="Form40" draw:style-name="gr63" draw:text-style-name="P7" svg:x1="2.348cm" svg:y1="23.102cm" svg:x2="3.027cm" svg:y2="23.102cm"><text:p/></draw:line><draw:line text:anchor-type="paragraph" draw:z-index="143" draw:name="Form40" draw:style-name="gr63" draw:text-style-name="P7" svg:x1="2.348cm" svg:y1="23.848cm" svg:x2="3.027cm" svg:y2="23.848cm"><text:p/></draw:line><draw:frame text:anchor-type="paragraph" draw:z-index="144" draw:name="Form77" draw:style-name="gr43" draw:text-style-name="P19" svg:width="1.779cm" svg:height="0.992cm" svg:x="3.166cm" svg:y="23.878cm"><draw:text-box><text:p><text:span text:style-name="T4">Power GND</text:span></text:p><text:p><text:span text:style-name="T4">6 black</text:span></text:p></draw:text-box></draw:frame><draw:polyline text:anchor-type="paragraph" draw:z-index="146" draw:name="Form41" draw:style-name="gr61" draw:text-style-name="P7" svg:width="2.017cm" svg:height="1.777cm" svg:x="2.348cm" svg:y="20.257cm" svg:viewBox="0 0 2018 1778" draw:points="0,0 2018,0 2018,1778"><text:p/></draw:polyline><draw:line text:anchor-type="paragraph" draw:z-index="147" draw:name="Form42" draw:style-name="gr63" draw:text-style-name="P7" svg:x1="2.348cm" svg:y1="20.869cm" svg:x2="4.366cm" svg:y2="20.869cm"><text:p/></draw:line><draw:line text:anchor-type="paragraph" draw:z-index="148" draw:name="Form43" draw:style-name="gr63" draw:text-style-name="P7" svg:x1="2.346cm" svg:y1="21.497cm" svg:x2="4.366cm" svg:y2="21.497cm"><text:p/></draw:line><draw:line text:anchor-type="paragraph" draw:z-index="151" draw:name="Form45" draw:style-name="gr61" draw:text-style-name="P7" svg:x1="5.301cm" svg:y1="0.545cm" svg:x2="2.339cm" svg:y2="0.545cm"><text:p/></draw:line><draw:polyline text:anchor-type="paragraph" draw:z-index="152" draw:name="Form46" draw:style-name="gr61" draw:text-style-name="P7" svg:width="5.01cm" svg:height="0.479cm" svg:x="7.193cm" svg:y="0.065cm" svg:viewBox="0 0 5011 480" draw:points="0,480 5011,480 5011,0"><text:p/></draw:polyline><draw:polyline text:anchor-type="paragraph" draw:z-index="155" draw:name="Form47" draw:style-name="gr63" draw:text-style-name="P7" svg:width="0.613cm" svg:height="1.338cm" svg:x="2.346cm" svg:y="0.545cm" svg:viewBox="0 0 614 1339" draw:points="0,1339 614,1339 614,0"><text:p/></draw:polyline><draw:line text:anchor-type="paragraph" draw:z-index="156" draw:name="Form48" draw:style-name="gr63" draw:text-style-name="P7" svg:x1="2.348cm" svg:y1="1.207cm" svg:x2="2.96cm" svg:y2="1.207cm"><text:p/></draw:line><draw:polyline text:anchor-type="paragraph" draw:z-index="157" draw:name="Form47" draw:style-name="gr63" draw:text-style-name="P7" svg:width="0.613cm" svg:height="1.338cm" svg:x="2.346cm" svg:y="2.736cm" svg:viewBox="0 0 614 1339" draw:points="0,1339 614,1339 614,0"><text:p/></draw:polyline><draw:line text:anchor-type="paragraph" draw:z-index="158" draw:name="Form48" draw:style-name="gr63" draw:text-style-name="P7" svg:x1="2.348cm" svg:y1="3.381cm" svg:x2="2.96cm" svg:y2="3.381cm"><text:p/></draw:line><draw:polyline text:anchor-type="paragraph" draw:z-index="159" draw:name="Form49" draw:style-name="gr63" draw:text-style-name="P7" svg:width="0.563cm" svg:height="2.158cm" svg:x="7.274cm" svg:y="0.545cm" svg:viewBox="0 0 564 2159" draw:points="0,2159 564,2159 564,0"><text:p/></draw:polyline><draw:path text:anchor-type="paragraph" draw:z-index="160" draw:name="Form10" draw:style-name="gr37" draw:text-style-name="P10" svg:width="0.284cm" svg:height="0.376cm" draw:transform="rotate (-2.6471408764998) translate (9.84515288871139cm 0.67253053167241cm)" svg:viewBox="0 0 285 377" svg:d="M0 377c487 0 203-377 203-377l7 22"><text:p/></draw:path><draw:polyline text:anchor-type="paragraph" draw:z-index="161" draw:name="Form46" draw:style-name="gr69" draw:text-style-name="P12" svg:width="4.366cm" svg:height="5.439cm" svg:x="7.838cm" svg:y="0.545cm" svg:viewBox="0 0 4367 5440" draw:points="0,5440 4367,5440 4367,0"><text:p/></draw:polyline><draw:path text:anchor-type="paragraph" draw:z-index="162" draw:name="Form10" draw:style-name="gr37" draw:text-style-name="P10" svg:width="0.284cm" svg:height="0.376cm" draw:transform="rotate (-2.6471408764998) translate (9.8451528887114cm 2.81565553167242cm)" svg:viewBox="0 0 285 377" svg:d="M0 377c487 0 203-377 203-377l7 22"><text:p/></draw:path><draw:frame text:anchor-type="paragraph" draw:z-index="163" draw:name="Form50" draw:style-name="gr70" draw:text-style-name="P17" svg:width="2.613cm" svg:height="0.814cm" svg:x="12.682cm" svg:y="1.702cm"><draw:text-box><text:p><text:span text:style-name="T1">4 connectorpins to distribute power</text:span></text:p></draw:text-box></draw:frame><draw:custom-shape text:anchor-type="paragraph" draw:z-index="164" draw:name="Form20" draw:style-name="gr71" draw:text-style-name="P4" svg:width="0.579cm" svg:height="6.127cm" svg:x="9.26cm" svg:y="0.206cm"><text:p/><draw:enhanced-geometry svg:viewBox="0 0 21600 21600" draw:type="rectangle" draw:enhanced-path="M 0 0 L 21600 0 21600 21600 0 21600 0 0 Z N"/></draw:custom-shape><draw:custom-shape text:anchor-type="paragraph" draw:z-index="170" draw:name="Form29" draw:style-name="gr65" draw:text-style-name="P21" svg:width="1.985cm" svg:height="0.636cm" svg:x="0.362cm" svg:y="18.411cm"><text:p>B2 18pin</text:p><draw:enhanced-geometry svg:viewBox="0 0 21600 21600" draw:type="rectangle" draw:enhanced-path="M 0 0 L 21600 0 21600 21600 0 21600 0 0 Z N"/></draw:custom-shape><draw:custom-shape text:anchor-type="paragraph" draw:z-index="171" draw:name="Form29" draw:style-name="gr65" draw:text-style-name="P21" svg:width="1.985cm" svg:height="0.636cm" svg:x="0.362cm" svg:y="16.951cm"><text:p>A2 18pin</text:p><draw:enhanced-geometry svg:viewBox="0 0 21600 21600" draw:type="rectangle" draw:enhanced-path="M 0 0 L 21600 0 21600 21600 0 21600 0 0 Z N"/></draw:custom-shape><draw:custom-shape text:anchor-type="paragraph" draw:z-index="172" draw:name="Form29" draw:style-name="gr2" draw:text-style-name="P5" svg:width="1.985cm" svg:height="0.636cm" svg:x="0.362cm" svg:y="15.411cm"><text:p>E2 30pin</text:p><draw:enhanced-geometry svg:viewBox="0 0 21600 21600" draw:type="rectangle" draw:enhanced-path="M 0 0 L 21600 0 21600 21600 0 21600 0 0 Z N"/></draw:custom-shape><draw:custom-shape text:anchor-type="paragraph" draw:z-index="173" draw:name="Form29" draw:style-name="gr2" draw:text-style-name="P5" svg:width="1.985cm" svg:height="0.636cm" svg:x="0.362cm" svg:y="13.972cm"><text:p>F2 30pin</text:p><draw:enhanced-geometry svg:viewBox="0 0 21600 21600" draw:type="rectangle" draw:enhanced-path="M 0 0 L 21600 0 21600 21600 0 21600 0 0 Z N"/></draw:custom-shape><draw:polyline text:anchor-type="paragraph" draw:z-index="174" draw:name="Form51" draw:style-name="gr61" draw:text-style-name="P7" svg:width="6.326cm" svg:height="0.114cm" svg:x="2.348cm" svg:y="17.198cm" svg:viewBox="0 0 6327 115" draw:points="0,0 6327,0 6327,115"><text:p/></draw:polyline><draw:polyline text:anchor-type="paragraph" draw:z-index="175" draw:name="Form52" draw:style-name="gr73" draw:text-style-name="P7" svg:width="6.305cm" svg:height="0.135cm" svg:x="2.348cm" svg:y="19.211cm" svg:viewBox="0 0 6306 136" draw:points="0,136 6306,136 6306,0"><text:p/></draw:polyline><draw:polyline text:anchor-type="paragraph" draw:z-index="176" draw:name="Form54" draw:style-name="gr63" draw:text-style-name="P7" svg:width="0.512cm" svg:height="0.71cm" svg:x="2.348cm" svg:y="17.198cm" svg:viewBox="0 0 513 711" draw:points="0,711 513,711 513,0"><text:p/></draw:polyline><draw:polyline text:anchor-type="paragraph" draw:z-index="177" draw:name="Form55" draw:style-name="gr74" draw:text-style-name="P7" svg:width="0.496cm" svg:height="0.66cm" svg:x="2.348cm" svg:y="18.685cm" svg:viewBox="0 0 497 661" draw:points="0,0 497,0 497,661"><text:p/></draw:polyline><draw:frame text:anchor-type="paragraph" draw:z-index="178" draw:name="Form56" draw:style-name="gr75" draw:text-style-name="P17" svg:width="1.705cm" svg:height="0.489cm" svg:x="6.309cm" svg:y="18.023cm"><draw:text-box><text:p>RR motor</text:p></draw:text-box></draw:frame><draw:custom-shape text:anchor-type="paragraph" draw:z-index="179" draw:name="Form29" draw:style-name="gr65" draw:text-style-name="P21" svg:width="1.985cm" svg:height="0.636cm" svg:x="0.362cm" svg:y="13.003cm"><text:p>D3 18pin</text:p><draw:enhanced-geometry svg:viewBox="0 0 21600 21600" draw:type="rectangle" draw:enhanced-path="M 0 0 L 21600 0 21600 21600 0 21600 0 0 Z N"/></draw:custom-shape><draw:custom-shape text:anchor-type="paragraph" draw:z-index="180" draw:name="Form29" draw:style-name="gr65" draw:text-style-name="P21" svg:width="1.985cm" svg:height="0.636cm" svg:x="0.362cm" svg:y="12.368cm"><text:p>D2 18pin</text:p><draw:enhanced-geometry svg:viewBox="0 0 21600 21600" draw:type="rectangle" draw:enhanced-path="M 0 0 L 21600 0 21600 21600 0 21600 0 0 Z N"/></draw:custom-shape><draw:custom-shape text:anchor-type="paragraph" draw:z-index="181" draw:name="Form29" draw:style-name="gr65" draw:text-style-name="P21" svg:width="1.985cm" svg:height="0.636cm" svg:x="0.362cm" svg:y="11.559cm"><text:p>C3 18pin</text:p><draw:enhanced-geometry svg:viewBox="0 0 21600 21600" draw:type="rectangle" draw:enhanced-path="M 0 0 L 21600 0 21600 21600 0 21600 0 0 Z N"/></draw:custom-shape><draw:custom-shape text:anchor-type="paragraph" draw:z-index="182" draw:name="Form29" draw:style-name="gr65" draw:text-style-name="P21" svg:width="1.985cm" svg:height="0.636cm" svg:x="0.362cm" svg:y="10.924cm"><text:p>C2 18pin</text:p><draw:enhanced-geometry svg:viewBox="0 0 21600 21600" draw:type="rectangle" draw:enhanced-path="M 0 0 L 21600 0 21600 21600 0 21600 0 0 Z N"/></draw:custom-shape><draw:custom-shape text:anchor-type="paragraph" draw:z-index="183" draw:name="Form29" draw:style-name="gr2" draw:text-style-name="P5" svg:width="1.985cm" svg:height="0.636cm" svg:x="0.362cm" svg:y="9.955cm"><text:p>C3 30pin</text:p><draw:enhanced-geometry svg:viewBox="0 0 21600 21600" draw:type="rectangle" draw:enhanced-path="M 0 0 L 21600 0 21600 21600 0 21600 0 0 Z N"/></draw:custom-shape><draw:custom-shape text:anchor-type="paragraph" draw:z-index="184" draw:name="Form29" draw:style-name="gr2" draw:text-style-name="P5" svg:width="1.985cm" svg:height="0.636cm" svg:x="0.362cm" svg:y="9.32cm"><text:p>C2 30pin</text:p><draw:enhanced-geometry svg:viewBox="0 0 21600 21600" draw:type="rectangle" draw:enhanced-path="M 0 0 L 21600 0 21600 21600 0 21600 0 0 Z N"/></draw:custom-shape><draw:custom-shape text:anchor-type="paragraph" draw:z-index="185" draw:name="Form29" draw:style-name="gr2" draw:text-style-name="P5" svg:width="1.985cm" svg:height="0.636cm" svg:x="0.362cm" svg:y="8.463cm"><text:p>D3 30pin</text:p><draw:enhanced-geometry svg:viewBox="0 0 21600 21600" draw:type="rectangle" draw:enhanced-path="M 0 0 L 21600 0 21600 21600 0 21600 0 0 Z N"/></draw:custom-shape><draw:custom-shape text:anchor-type="paragraph" draw:z-index="186" draw:name="Form29" draw:style-name="gr2" draw:text-style-name="P5" svg:width="1.985cm" svg:height="0.636cm" svg:x="0.362cm" svg:y="7.828cm"><text:p>D2 30pin</text:p><draw:enhanced-geometry svg:viewBox="0 0 21600 21600" draw:type="rectangle" draw:enhanced-path="M 0 0 L 21600 0 21600 21600 0 21600 0 0 Z N"/></draw:custom-shape><draw:polyline text:anchor-type="paragraph" draw:z-index="187" draw:name="Form58" draw:style-name="gr61" draw:text-style-name="P7" svg:width="6.335cm" svg:height="0.315cm" svg:x="2.346cm" svg:y="14.187cm" svg:viewBox="0 0 6336 316" draw:points="0,0 6336,0 6336,316"><text:p/></draw:polyline><draw:polyline text:anchor-type="paragraph" draw:z-index="188" draw:name="Form59" draw:style-name="gr63" draw:text-style-name="P7" svg:width="0.465cm" svg:height="0.761cm" svg:x="2.346cm" svg:y="14.187cm" svg:viewBox="0 0 466 762" draw:points="0,762 466,762 466,0"><text:p/></draw:polyline><draw:polyline text:anchor-type="paragraph" draw:z-index="189" draw:name="Form60" draw:style-name="gr63" draw:text-style-name="P7" svg:width="0.479cm" svg:height="0.66cm" svg:x="2.348cm" svg:y="15.725cm" svg:viewBox="0 0 480 661" draw:points="0,0 480,0 480,661"><text:p/></draw:polyline><draw:polyline text:anchor-type="paragraph" draw:z-index="190" draw:name="Form57" draw:style-name="gr61" draw:text-style-name="P7" svg:width="6.284cm" svg:height="0.197cm" svg:x="2.348cm" svg:y="16.189cm" svg:viewBox="0 0 6285 198" draw:points="0,198 6285,198 6285,0"><text:p/></draw:polyline><draw:frame text:anchor-type="paragraph" draw:z-index="191" draw:name="Form56" draw:style-name="gr75" draw:text-style-name="P17" svg:width="1.705cm" svg:height="0.489cm" svg:x="6.294cm" svg:y="15.055cm"><draw:text-box><text:p>RF motor</text:p></draw:text-box></draw:frame><draw:polyline text:anchor-type="paragraph" draw:z-index="192" draw:name="Form61" draw:style-name="gr61" draw:text-style-name="P7" svg:width="3.241cm" svg:height="0.198cm" svg:x="2.348cm" svg:y="11.227cm" svg:viewBox="0 0 3242 199" draw:points="0,0 3242,0 3242,199"><text:p/></draw:polyline><draw:line text:anchor-type="paragraph" draw:z-index="193" draw:name="Form62" draw:style-name="gr61" draw:text-style-name="P7" svg:x1="2.348cm" svg:y1="13.328cm" svg:x2="5.558cm" svg:y2="13.328cm"><text:p/></draw:line><draw:polyline text:anchor-type="paragraph" draw:z-index="194" draw:name="Form63" draw:style-name="gr63" draw:text-style-name="P7" svg:width="0.581cm" svg:height="0.727cm" svg:x="2.346cm" svg:y="12.599cm" svg:viewBox="0 0 582 728" draw:points="0,0 582,0 582,728"><text:p/></draw:polyline><draw:polyline text:anchor-type="paragraph" draw:z-index="195" draw:name="Form64" draw:style-name="gr63" draw:text-style-name="P7" svg:width="0.595cm" svg:height="0.645cm" svg:x="2.348cm" svg:y="11.227cm" svg:viewBox="0 0 596 646" draw:points="0,646 596,646 596,0"><text:p/></draw:polyline><draw:polyline text:anchor-type="paragraph" draw:z-index="196" draw:name="Form65" draw:style-name="gr61" draw:text-style-name="P7" svg:width="3.158cm" svg:height="0.168cm" svg:x="2.348cm" svg:y="10.132cm" svg:viewBox="0 0 3159 169" draw:points="0,169 3159,169 3159,0"><text:p/></draw:polyline><draw:polyline text:anchor-type="paragraph" draw:z-index="197" draw:name="Form66" draw:style-name="gr61" draw:text-style-name="P7" svg:width="3.192cm" svg:height="0.131cm" svg:x="2.348cm" svg:y="8.102cm" svg:viewBox="0 0 3193 132" draw:points="0,0 3193,0 3193,132"><text:p/></draw:polyline><draw:polyline text:anchor-type="paragraph" draw:z-index="198" draw:name="Form67" draw:style-name="gr63" draw:text-style-name="P7" svg:width="0.66cm" svg:height="0.694cm" svg:x="2.348cm" svg:y="8.102cm" svg:viewBox="0 0 661 695" draw:points="0,695 497,695 661,695 661,0"><text:p/></draw:polyline><draw:polyline text:anchor-type="paragraph" draw:z-index="199" draw:name="Form68" draw:style-name="gr63" draw:text-style-name="P7" svg:width="0.645cm" svg:height="0.759cm" svg:x="2.348cm" svg:y="9.541cm" svg:viewBox="0 0 646 760" draw:points="0,0 646,0 646,760"><text:p/></draw:polyline><draw:frame text:anchor-type="paragraph" draw:z-index="200" draw:name="Form56" draw:style-name="gr75" draw:text-style-name="P17" svg:width="1.705cm" svg:height="0.489cm" svg:x="3.201cm" svg:y="8.904cm"><draw:text-box><text:p>LF motor</text:p></draw:text-box></draw:frame><draw:frame text:anchor-type="paragraph" draw:z-index="201" draw:name="Form56" draw:style-name="gr75" draw:text-style-name="P17" svg:width="1.705cm" svg:height="0.489cm" svg:x="3.201cm" svg:y="12.095cm"><draw:text-box><text:p>LR motor</text:p></draw:text-box></draw:frame><draw:frame text:anchor-type="paragraph" draw:z-index="202" draw:name="Form69" draw:style-name="gr76" draw:text-style-name="P17" svg:width="1.936cm" svg:height="0.662cm" svg:x="5.556cm" svg:y="3.157cm"><draw:text-box><text:p>Pwr Rear</text:p></draw:text-box></draw:frame><draw:frame text:anchor-type="paragraph" draw:z-index="203" draw:name="Form69" draw:style-name="gr76" draw:text-style-name="P17" svg:width="1.936cm" svg:height="0.662cm" svg:x="5.339cm" svg:y="0.834cm"><draw:text-box><text:p>Pwr Front</text:p></draw:text-box></draw:frame><draw:frame text:anchor-type="paragraph" draw:z-index="204" draw:name="Form56" draw:style-name="gr75" draw:text-style-name="P17" svg:width="1.705cm" svg:height="0.489cm" svg:x="3.138cm" svg:y="7.602cm"><draw:text-box><text:p>+ 4 wh</text:p></draw:text-box></draw:frame><draw:frame text:anchor-type="paragraph" draw:z-index="205" draw:name="Form56" draw:style-name="gr75" draw:text-style-name="P17" svg:width="1.705cm" svg:height="0.489cm" svg:x="3.201cm" svg:y="9.872cm"><draw:text-box><text:p>- 4 bn</text:p></draw:text-box></draw:frame><draw:frame text:anchor-type="paragraph" draw:z-index="206" draw:name="Form56" draw:style-name="gr75" draw:text-style-name="P17" svg:width="1.705cm" svg:height="0.489cm" svg:x="3.201cm" svg:y="12.873cm"><draw:text-box><text:p>- 4 bu</text:p></draw:text-box></draw:frame><draw:frame text:anchor-type="paragraph" draw:z-index="207" draw:name="Form56" draw:style-name="gr75" draw:text-style-name="P17" svg:width="1.705cm" svg:height="0.489cm" svg:x="3.201cm" svg:y="15.873cm"><draw:text-box><text:p>- 4 sv</text:p></draw:text-box></draw:frame><draw:frame text:anchor-type="paragraph" draw:z-index="208" draw:name="Form56" draw:style-name="gr75" draw:text-style-name="P17" svg:width="1.705cm" svg:height="0.489cm" svg:x="3.201cm" svg:y="18.874cm"><draw:text-box><text:p>- 4 ye</text:p></draw:text-box></draw:frame><draw:frame text:anchor-type="paragraph" draw:z-index="209" draw:name="Form56" draw:style-name="gr75" draw:text-style-name="P17" svg:width="1.705cm" svg:height="0.489cm" svg:x="3.122cm" svg:y="10.793cm"><draw:text-box><text:p>+ 4 gn/gr</text:p></draw:text-box></draw:frame><draw:frame text:anchor-type="paragraph" draw:z-index="210" draw:name="Form56" draw:style-name="gr75" draw:text-style-name="P17" svg:width="1.705cm" svg:height="0.489cm" svg:x="3.074cm" svg:y="13.714cm"><draw:text-box><text:p>+ 4 gr</text:p></draw:text-box></draw:frame><draw:frame text:anchor-type="paragraph" draw:z-index="211" draw:name="Form56" draw:style-name="gr75" draw:text-style-name="P17" svg:width="1.705cm" svg:height="0.489cm" svg:x="3.106cm" svg:y="16.746cm"><draw:text-box><text:p>+ 4 rd</text:p></draw:text-box></draw:frame><draw:polyline text:anchor-type="paragraph" draw:z-index="214" draw:name="Form70" draw:style-name="gr61" draw:text-style-name="P7" svg:width="2.578cm" svg:height="5.067cm" draw:transform="rotate (-3.14159265358979) translate (10.4175277777778cm 7.77169444444445cm)" svg:viewBox="0 0 2579 5068" draw:points="0,0 2579,0 2579,5068"><text:p/></draw:polyline><draw:line text:anchor-type="paragraph" draw:z-index="216" draw:name="Form72" draw:style-name="gr69" draw:text-style-name="P7" svg:x1="7.839cm" svg:y1="2.704cm" svg:x2="12.205cm" svg:y2="2.704cm"><text:p/></draw:line><draw:line text:anchor-type="paragraph" draw:z-index="217" draw:name="Form73" draw:style-name="gr69" draw:text-style-name="P7" svg:x1="7.839cm" svg:y1="4.334cm" svg:x2="12.205cm" svg:y2="4.334cm"><text:p/></draw:line><draw:path text:anchor-type="paragraph" draw:z-index="218" draw:name="Form10" draw:style-name="gr37" draw:text-style-name="P10" svg:width="0.284cm" svg:height="0.376cm" draw:transform="rotate (-2.6471408764998) translate (9.84515288871139cm 4.45078053167242cm)" svg:viewBox="0 0 285 377" svg:d="M0 377c487 0 203-377 203-377l7 22"><text:p/></draw:path><draw:path text:anchor-type="paragraph" draw:z-index="219" draw:name="Form10" draw:style-name="gr37" draw:text-style-name="P10" svg:width="0.284cm" svg:height="0.376cm" draw:transform="rotate (-2.6471408764998) translate (9.8451528887114cm 6.10178053167241cm)" svg:viewBox="0 0 285 377" svg:d="M0 377c487 0 203-377 203-377l7 22"><text:p/></draw:path><draw:frame text:anchor-type="paragraph" draw:z-index="220" draw:name="Form56" draw:style-name="gr75" draw:text-style-name="P17" svg:width="1.705cm" svg:height="0.489cm" svg:x="3.138cm" svg:y="0.014cm"><draw:text-box><text:p>4 red</text:p></draw:text-box></draw:frame><draw:frame text:anchor-type="paragraph" draw:z-index="221" draw:name="Form56" draw:style-name="gr75" draw:text-style-name="P17" svg:width="1.705cm" svg:height="0.489cm" svg:x="3.138cm" svg:y="2.237cm"><draw:text-box><text:p>4 red</text:p></draw:text-box></draw:frame></text:p>
      <text:p text:style-name="P1"><draw:frame text:anchor-type="paragraph" draw:z-index="222" draw:name="Form56" draw:style-name="gr75" draw:text-style-name="P17" svg:width="1.705cm" svg:height="0.489cm" svg:x="12.712cm" svg:y="6.717cm"><draw:text-box><text:p>6 red</text:p></draw:text-box></draw:frame><draw:frame text:anchor-type="paragraph" draw:z-index="223" draw:name="Form56" draw:style-name="gr75" draw:text-style-name="P17" svg:width="1.705cm" svg:height="0.489cm" svg:x="8.234cm" svg:y="7.43cm"><draw:text-box><text:p>6 red</text:p></draw:text-box></draw:frame><draw:polyline text:anchor-type="paragraph" draw:z-index="224" draw:name="Form71" draw:style-name="gr63" draw:text-style-name="P7" svg:width="1.788cm" svg:height="3.179cm" draw:transform="rotate (1.5707963267949) translate (8.58308333333333cm 7.286625cm)" svg:viewBox="0 0 1789 3180" draw:points="0,3180 466,3180 466,0 1789,0"><text:p/></draw:polyline><draw:frame text:anchor-type="paragraph" draw:z-index="225" draw:name="Form77" draw:style-name="gr66" draw:text-style-name="P19" svg:width="1.377cm" svg:height="0.348cm" svg:x="2.563cm" svg:y="19.376cm"><draw:text-box><text:p><text:span text:style-name="T4">2.5 </text:span><text:span text:style-name="T4">black</text:span></text:p></draw:text-box></draw:frame><draw:frame text:anchor-type="paragraph" draw:z-index="226" draw:name="Form77" draw:style-name="gr43" draw:text-style-name="P19" svg:width="1.779cm" svg:height="0.992cm" svg:x="4.595cm" svg:y="20.877cm"><draw:text-box><text:p><text:span text:style-name="T4">Power </text:span><text:span text:style-name="T4">GND</text:span></text:p><text:p><text:span text:style-name="T4">6 black</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head_20_2" draw:display-name="Arrowhead 2"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8T18:33:24.528267436</meta:creation-date>
    <dc:date>2017-01-09T00:17:19.754100599</dc:date>
    <meta:editing-duration>PT3H28M44S</meta:editing-duration>
    <meta:editing-cycles>49</meta:editing-cycles>
    <meta:generator>LibreOffice/5.1.4.2$Linux_X86_64 LibreOffice_project/10m0$Build-2</meta:generator>
    <meta:document-statistic meta:table-count="0" meta:image-count="0" meta:object-count="0" meta:page-count="2" meta:paragraph-count="2" meta:word-count="4" meta:character-count="35" meta:non-whitespace-character-count="33"/>
  </office:meta>
</office:document-meta>
</file>